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fo:text-align="end" style:justify-single-word="false" style:writing-mode="rl-tb"/>
      <style:text-properties style:use-window-font-color="true" loext:opacity="0%" style:font-name="David CLM" officeooo:rsid="02d00e5f" officeooo:paragraph-rsid="032aa1da" style:font-name-complex="David CLM"/>
    </style:style>
    <style:style style:name="P4" style:family="paragraph" style:parent-style-name="Heading_20_2">
      <style:paragraph-properties fo:line-height="100%" fo:text-align="end" style:justify-single-word="false" style:writing-mode="rl-tb"/>
      <style:text-properties style:use-window-font-color="true" loext:opacity="0%" style:font-name="David CLM" style:font-name-complex="David CLM"/>
    </style:style>
    <style:style style:name="P5" style:family="paragraph" style:parent-style-name="Text_20_body">
      <style:paragraph-properties fo:margin-top="0in" fo:margin-bottom="0in" style:contextual-spacing="false" fo:text-align="start" style:justify-single-word="false" style:writing-mode="lr-tb"/>
      <style:text-properties style:use-window-font-color="true" loext:opacity="0%" style:font-name="David CLM" officeooo:paragraph-rsid="06f22ffe" style:font-name-complex="David CLM"/>
    </style:style>
    <style:style style:name="P6" style:family="paragraph" style:parent-style-name="Heading_20_2">
      <style:text-properties officeooo:paragraph-rsid="076d9e32"/>
    </style:style>
    <style:style style:name="P7" style:family="paragraph" style:parent-style-name="Standard">
      <style:paragraph-properties fo:margin-top="0.0791in" fo:margin-bottom="0.0791in" style:contextual-spacing="false"/>
      <style:text-properties officeooo:paragraph-rsid="0756124e"/>
    </style:style>
    <style:style style:name="P8" style:family="paragraph" style:parent-style-name="Standard">
      <style:paragraph-properties fo:margin-top="0.0791in" fo:margin-bottom="0.0791in" style:contextual-spacing="false"/>
      <style:text-properties style:font-name="Monospace" officeooo:rsid="076978e4" officeooo:paragraph-rsid="076978e4" style:font-size-asian="10.5pt" style:font-name-complex="David CLM1" style:font-weight-complex="normal"/>
    </style:style>
    <style:style style:name="P9" style:family="paragraph" style:parent-style-name="Standard">
      <style:paragraph-properties fo:margin-top="0.0791in" fo:margin-bottom="0.0791in" style: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10" style:family="paragraph" style:parent-style-name="Standard">
      <style:paragraph-properties fo:margin-top="0.0791in" fo:margin-bottom="0.0791in" style:contextual-spacing="false"/>
      <style:text-properties officeooo:paragraph-rsid="07583305"/>
    </style:style>
    <style:style style:name="P11" style:family="paragraph" style:parent-style-name="Standard">
      <style:paragraph-properties fo:margin-top="0.0791in" fo:margin-bottom="0.0791in" style:contextual-spacing="false"/>
      <style:text-properties officeooo:rsid="075a30f8" officeooo:paragraph-rsid="075a30f8"/>
    </style:style>
    <style:style style:name="P12" style:family="paragraph" style:parent-style-name="Standard">
      <style:paragraph-properties fo:margin-top="0.0791in" fo:margin-bottom="0.0791in" style:contextual-spacing="false"/>
      <style:text-properties officeooo:paragraph-rsid="075a30f8"/>
    </style:style>
    <style:style style:name="P13" style:family="paragraph" style:parent-style-name="Standard">
      <style:paragraph-properties fo:margin-top="0.0791in" fo:margin-bottom="0.0791in" style:contextual-spacing="false"/>
      <style:text-properties officeooo:rsid="0760a568" officeooo:paragraph-rsid="076113cf"/>
    </style:style>
    <style:style style:name="P14" style:family="paragraph" style:parent-style-name="Standard">
      <style:paragraph-properties fo:margin-top="0.0791in" fo:margin-bottom="0.0791in" style:contextual-spacing="false"/>
      <style:text-properties officeooo:rsid="0766465a" officeooo:paragraph-rsid="0766465a"/>
    </style:style>
    <style:style style:name="P15" style:family="paragraph" style:parent-style-name="Standard">
      <style:paragraph-properties fo:margin-top="0.0791in" fo:margin-bottom="0.0791in" style:contextual-spacing="false"/>
      <style:text-properties officeooo:rsid="076a35d6" officeooo:paragraph-rsid="076a35d6"/>
    </style:style>
    <style:style style:name="P16" style:family="paragraph" style:parent-style-name="Standard">
      <style:paragraph-properties fo:margin-top="0.0791in" fo:margin-bottom="0.0791in" style:contextual-spacing="false"/>
      <style:text-properties officeooo:paragraph-rsid="076e9c0d"/>
    </style:style>
    <style:style style:name="P17" style:family="paragraph" style:parent-style-name="Standard">
      <style:paragraph-properties fo:margin-top="0.0791in" fo:margin-bottom="0.0791in" style:contextual-spacing="false"/>
      <style:text-properties officeooo:paragraph-rsid="076f8731"/>
    </style:style>
    <style:style style:name="P18" style:family="paragraph" style:parent-style-name="Standard">
      <style:paragraph-properties fo:margin-top="0.0791in" fo:margin-bottom="0.0791in" style:contextual-spacing="false"/>
      <style:text-properties officeooo:paragraph-rsid="077147d2"/>
    </style:style>
    <style:style style:name="P19" style:family="paragraph" style:parent-style-name="Standard">
      <style:paragraph-properties fo:margin-top="0.0791in" fo:margin-bottom="0.0791in" style:contextual-spacing="false"/>
      <style:text-properties officeooo:paragraph-rsid="0776f8ee"/>
    </style:style>
    <style:style style:name="P20" style:family="paragraph" style:parent-style-name="Standard">
      <style:paragraph-properties fo:margin-top="0.0791in" fo:margin-bottom="0.0791in" style:contextual-spacing="false"/>
      <style:text-properties officeooo:rsid="0777705b" officeooo:paragraph-rsid="0777705b"/>
    </style:style>
    <style:style style:name="P21" style:family="paragraph" style:parent-style-name="Standard">
      <style:paragraph-properties fo:margin-top="0.0791in" fo:margin-bottom="0.0791in" style:contextual-spacing="false"/>
      <style:text-properties officeooo:paragraph-rsid="07875f46"/>
    </style:style>
    <style:style style:name="P22" style:family="paragraph" style:parent-style-name="Standard">
      <style:paragraph-properties fo:margin-top="0.0791in" fo:margin-bottom="0.0791in" style:contextual-spacing="false"/>
      <style:text-properties officeooo:paragraph-rsid="078b4591"/>
    </style:style>
    <style:style style:name="P23" style:family="paragraph" style:parent-style-name="Standard">
      <style:paragraph-properties fo:margin-top="0.0791in" fo:margin-bottom="0.0791in" style:contextual-spacing="false"/>
      <style:text-properties officeooo:paragraph-rsid="076a35d6"/>
    </style:style>
    <style:style style:name="P24" style:family="paragraph" style:parent-style-name="Standard">
      <style:paragraph-properties fo:margin-top="0.0791in" fo:margin-bottom="0.0791in" style:contextual-spacing="false"/>
      <style:text-properties officeooo:paragraph-rsid="07a4e3a7"/>
    </style:style>
    <style:style style:name="P25" style:family="paragraph" style:parent-style-name="Standard">
      <style:paragraph-properties fo:margin-top="0.0791in" fo:margin-bottom="0.0791in" style:contextual-spacing="false"/>
      <style:text-properties officeooo:paragraph-rsid="07ad0c1d"/>
    </style:style>
    <style:style style:name="P26" style:family="paragraph" style:parent-style-name="Standard">
      <style:paragraph-properties fo:margin-top="0.0791in" fo:margin-bottom="0.0791in" style:contextual-spacing="false"/>
      <style:text-properties officeooo:paragraph-rsid="07b21efd"/>
    </style:style>
    <style:style style:name="P27" style:family="paragraph" style:parent-style-name="Standard">
      <style:paragraph-properties fo:margin-top="0.0791in" fo:margin-bottom="0.0791in" style:contextual-spacing="false"/>
      <style:text-properties officeooo:paragraph-rsid="07b79e72"/>
    </style:style>
    <style:style style:name="P28" style:family="paragraph" style:parent-style-name="Standard">
      <style:paragraph-properties fo:margin-top="0.0791in" fo:margin-bottom="0.0791in" style:contextual-spacing="false" fo:text-align="end" style:justify-single-word="false" style:writing-mode="rl-tb"/>
      <style:text-properties officeooo:paragraph-rsid="07c60255"/>
    </style:style>
    <style:style style:name="P29"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30" style:family="paragraph" style:parent-style-name="Heading_20_2">
      <style:text-properties fo:color="#000000" loext:opacity="1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 style:font-size-complex="16pt" style:font-style-complex="normal" style:font-weight-complex="normal"/>
    </style:style>
    <style:style style:name="P31" style:family="paragraph" style:parent-style-name="Standard" style:list-style-name="L1">
      <style:paragraph-properties fo:margin-top="0in" fo:margin-bottom="0in" style:contextual-spacing="false"/>
      <style:text-properties style:font-name="Monospace" officeooo:rsid="0766465a" officeooo:paragraph-rsid="0766465a" style:font-size-asian="10.5pt" style:font-name-complex="David CLM1" style:font-weight-complex="normal"/>
    </style:style>
    <style:style style:name="P32" style:family="paragraph" style:parent-style-name="Standard" style:list-style-name="L2">
      <style:paragraph-properties fo:margin-top="0in" fo:margin-bottom="0in" style: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33" style:family="paragraph" style:parent-style-name="Standard" style:list-style-name="L1">
      <style:paragraph-properties fo:margin-top="0in" fo:margin-bottom="0in" style:contextual-spacing="false"/>
      <style:text-properties officeooo:paragraph-rsid="0766465a"/>
    </style:style>
    <style:style style:name="P34" style:family="paragraph" style:parent-style-name="Standard" style:list-style-name="L2">
      <style:paragraph-properties fo:margin-top="0in" fo:margin-bottom="0in" style:contextual-spacing="false"/>
      <style:text-properties officeooo:rsid="076f8731" officeooo:paragraph-rsid="076f8731"/>
    </style:style>
    <style:style style:name="P35" style:family="paragraph" style:parent-style-name="Standard">
      <style:paragraph-properties fo:margin-top="0in" fo:margin-bottom="0in" style:contextual-spacing="false"/>
      <style:text-properties officeooo:paragraph-rsid="07df1f00"/>
    </style:style>
    <style:style style:name="P36" style:family="paragraph" style:parent-style-name="Standard" style:list-style-name="L4">
      <style:paragraph-properties fo:margin-top="0in" fo:margin-bottom="0in" style:contextual-spacing="false" fo:text-align="end" style:justify-single-word="false" style:writing-mode="rl-tb"/>
      <style:text-properties officeooo:paragraph-rsid="08021fa9"/>
    </style:style>
    <style:style style:name="P37" style:family="paragraph" style:parent-style-name="Standard" style:list-style-name="L4">
      <style:paragraph-properties fo:margin-top="0in" fo:margin-bottom="0in" style:contextual-spacing="false" fo:text-align="end" style:justify-single-word="false" style:writing-mode="rl-tb"/>
      <style:text-properties officeooo:paragraph-rsid="08041f4f"/>
    </style:style>
    <style:style style:name="P38" style:family="paragraph" style:parent-style-name="Standard" style:list-style-name="L4">
      <style:paragraph-properties fo:margin-top="0in" fo:margin-bottom="0in" style:contextual-spacing="false" fo:text-align="end" style:justify-single-word="false" style:writing-mode="rl-tb"/>
      <style:text-properties officeooo:paragraph-rsid="080490f0"/>
    </style:style>
    <style:style style:name="P39" style:family="paragraph" style:parent-style-name="Standard">
      <style:paragraph-properties fo:margin-top="0in" fo:margin-bottom="0in" style:contextual-spacing="false" fo:text-align="end" style:justify-single-word="false" style:writing-mode="rl-tb"/>
      <style:text-properties officeooo:paragraph-rsid="0808ebdc"/>
    </style:style>
    <style:style style:name="P40" style:family="paragraph" style:parent-style-name="Standard">
      <style:paragraph-properties fo:margin-top="0in" fo:margin-bottom="0in" style:contextual-spacing="false" fo:text-align="end" style:justify-single-word="false" style:writing-mode="rl-tb"/>
      <style:text-properties officeooo:paragraph-rsid="080b4810"/>
    </style:style>
    <style:style style:name="P41" style:family="paragraph" style:parent-style-name="Standard">
      <style:paragraph-properties fo:margin-top="0in" fo:margin-bottom="0in" style:contextual-spacing="false" fo:text-align="end" style:justify-single-word="false" style:writing-mode="rl-tb"/>
      <style:text-properties officeooo:paragraph-rsid="0812f320"/>
    </style:style>
    <style:style style:name="P42" style:family="paragraph" style:parent-style-name="Standard">
      <style:paragraph-properties fo:margin-top="0in" fo:margin-bottom="0in" style:contextual-spacing="false" fo:text-align="end" style:justify-single-word="false" style:writing-mode="rl-tb"/>
      <style:text-properties officeooo:paragraph-rsid="080b676b"/>
    </style:style>
    <style:style style:name="P43" style:family="paragraph" style:parent-style-name="Standard">
      <style:paragraph-properties fo:margin-top="0in" fo:margin-bottom="0in" style:contextual-spacing="false" fo:text-align="end" style:justify-single-word="false" style:writing-mode="rl-tb"/>
      <style:text-properties officeooo:paragraph-rsid="081509e3"/>
    </style:style>
    <style:style style:name="P44" style:family="paragraph" style:parent-style-name="Standard">
      <style:paragraph-properties fo:margin-top="0in" fo:margin-bottom="0in" style:contextual-spacing="false" fo:text-align="end" style:justify-single-word="false" style:writing-mode="rl-tb"/>
      <style:text-properties officeooo:paragraph-rsid="0818db3d"/>
    </style:style>
    <style:style style:name="P45" style:family="paragraph" style:parent-style-name="Standard">
      <style:paragraph-properties fo:margin-top="0in" fo:margin-bottom="0in" style:contextual-spacing="false" fo:text-align="end" style:justify-single-word="false" style:writing-mode="rl-tb"/>
      <style:text-properties officeooo:rsid="08067a86" officeooo:paragraph-rsid="08067a86"/>
    </style:style>
    <style:style style:name="P46"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47" style:family="paragraph" style:parent-style-name="Standard">
      <style:paragraph-properties fo:margin-top="0in" fo:margin-bottom="0in" style:contextual-spacing="false" fo:text-align="end" style:justify-single-word="false" style:writing-mode="rl-tb"/>
      <style:text-properties officeooo:rsid="080b676b" officeooo:paragraph-rsid="080b676b"/>
    </style:style>
    <style:style style:name="P48" style:family="paragraph" style:parent-style-name="Standard">
      <style:paragraph-properties fo:margin-top="0in" fo:margin-bottom="0in" style:contextual-spacing="false" fo:text-align="end" style:justify-single-word="false" style:writing-mode="rl-tb"/>
      <style:text-properties officeooo:rsid="080bd1cc" officeooo:paragraph-rsid="080bd1cc"/>
    </style:style>
    <style:style style:name="P49" style:family="paragraph" style:parent-style-name="Standard">
      <style:paragraph-properties fo:margin-top="0in" fo:margin-bottom="0in" style:contextual-spacing="false" fo:text-align="end" style:justify-single-word="false" style:writing-mode="rl-tb"/>
      <style:text-properties officeooo:rsid="0812f320" officeooo:paragraph-rsid="0812f320"/>
    </style:style>
    <style:style style:name="P50" style:family="paragraph" style:parent-style-name="Standard">
      <style:paragraph-properties fo:margin-top="0in" fo:margin-bottom="0in" style:contextual-spacing="false" fo:text-align="end" style:justify-single-word="false" style:writing-mode="rl-tb"/>
      <style:text-properties style:text-position="0% 100%" officeooo:rsid="0818db3d" officeooo:paragraph-rsid="0818db3d"/>
    </style:style>
    <style:style style:name="P51" style:family="paragraph" style:parent-style-name="Standard">
      <style:paragraph-properties fo:margin-top="0in" fo:margin-bottom="0in" style:contextual-spacing="false" fo:text-align="end" style:justify-single-word="false" style:writing-mode="rl-tb"/>
      <style:text-properties officeooo:rsid="07fce5ce" officeooo:paragraph-rsid="080b4810"/>
    </style:style>
    <style:style style:name="P52" style:family="paragraph" style:parent-style-name="Standard">
      <style:paragraph-properties fo:margin-top="0in" fo:margin-bottom="0in" style:contextual-spacing="false" fo:text-align="end" style:justify-single-word="false" style:writing-mode="rl-tb"/>
      <style:text-properties fo:font-style="normal" officeooo:rsid="08191230" officeooo:paragraph-rsid="08191230" style:font-style-asian="normal" style:font-style-complex="normal"/>
    </style:style>
    <style:style style:name="P53" style:family="paragraph" style:parent-style-name="Standard">
      <style:paragraph-properties fo:margin-top="0in" fo:margin-bottom="0in" style:contextual-spacing="false" fo:text-align="start" style:justify-single-word="false" style:writing-mode="lr-tb"/>
      <style:text-properties officeooo:rsid="08113a89" officeooo:paragraph-rsid="08113a89"/>
    </style:style>
    <style:style style:name="P54" style:family="paragraph" style:parent-style-name="Standard">
      <style:paragraph-properties fo:margin-top="0in" fo:margin-bottom="0in" style:contextual-spacing="false" fo:text-align="start" style:justify-single-word="false" style:writing-mode="lr-tb"/>
      <style:text-properties officeooo:rsid="0812f320" officeooo:paragraph-rsid="0812f320"/>
    </style:style>
    <style:style style:name="P55" style:family="paragraph" style:parent-style-name="Standard">
      <style:paragraph-properties fo:margin-top="0in" fo:margin-bottom="0in" style:contextual-spacing="false" fo:text-align="start" style:justify-single-word="false" style:writing-mode="lr-tb"/>
      <style:text-properties officeooo:paragraph-rsid="0812f320"/>
    </style:style>
    <style:style style:name="P56" style:family="paragraph" style:parent-style-name="Standard">
      <style:paragraph-properties fo:margin-top="0in" fo:margin-bottom="0in" style:contextual-spacing="false" fo:text-align="start" style:justify-single-word="false" style:writing-mode="lr-tb"/>
      <style:text-properties officeooo:paragraph-rsid="0817e7af"/>
    </style:style>
    <style:style style:name="P57" style:family="paragraph" style:parent-style-name="Standard">
      <style:paragraph-properties fo:margin-top="0in" fo:margin-bottom="0in" style:contextual-spacing="false" fo:text-align="start" style:justify-single-word="false" style:writing-mode="lr-tb"/>
      <style:text-properties officeooo:paragraph-rsid="0818db3d"/>
    </style:style>
    <style:style style:name="P58"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59" style:family="paragraph" style:parent-style-name="Standard">
      <style:paragraph-properties fo:margin-top="0.0791in" fo:margin-bottom="0.0791in" style:contextual-spacing="false"/>
      <style:text-properties officeooo:paragraph-rsid="07aed6fd"/>
    </style:style>
    <style:style style:name="P60" style:family="paragraph" style:parent-style-name="Standard">
      <style:paragraph-properties fo:margin-top="0.0791in" fo:margin-bottom="0.0791in" style:contextual-spacing="false"/>
      <style:text-properties officeooo:paragraph-rsid="07be42f0"/>
    </style:style>
    <style:style style:name="P61" style:family="paragraph" style:parent-style-name="Standard">
      <style:paragraph-properties fo:margin-top="0.0791in" fo:margin-bottom="0.0791in" style:contextual-spacing="false"/>
      <style:text-properties officeooo:paragraph-rsid="07c69880"/>
    </style:style>
    <style:style style:name="P62" style:family="paragraph" style:parent-style-name="Standard">
      <style:paragraph-properties fo:margin-top="0.0791in" fo:margin-bottom="0.0791in" style:contextual-spacing="false"/>
      <style:text-properties officeooo:paragraph-rsid="07cdef07"/>
    </style:style>
    <style:style style:name="P63" style:family="paragraph" style:parent-style-name="Standard">
      <style:paragraph-properties fo:margin-top="0.0791in" fo:margin-bottom="0.0791in" style:contextual-spacing="false"/>
      <style:text-properties officeooo:rsid="07d2bea2" officeooo:paragraph-rsid="07d2bea2"/>
    </style:style>
    <style:style style:name="P64" style:family="paragraph" style:parent-style-name="Standard">
      <style:paragraph-properties fo:margin-top="0.0791in" fo:margin-bottom="0.0791in" style:contextual-spacing="false"/>
      <style:text-properties officeooo:paragraph-rsid="07df1f00"/>
    </style:style>
    <style:style style:name="P65" style:family="paragraph" style:parent-style-name="Standard">
      <style:paragraph-properties fo:margin-top="0.0791in" fo:margin-bottom="0.0791in" style:contextual-spacing="false"/>
      <style:text-properties officeooo:paragraph-rsid="07cd4d16"/>
    </style:style>
    <style:style style:name="P66" style:family="paragraph" style:parent-style-name="Standard">
      <style:paragraph-properties fo:margin-top="0.0791in" fo:margin-bottom="0.0791in" style:contextual-spacing="false"/>
      <style:text-properties officeooo:paragraph-rsid="081e460d"/>
    </style:style>
    <style:style style:name="P67" style:family="paragraph" style:parent-style-name="Standard">
      <style:paragraph-properties fo:margin-top="0.0791in" fo:margin-bottom="0.0791in" style: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68" style:family="paragraph" style:parent-style-name="Standard">
      <style:paragraph-properties fo:margin-top="0.0791in" fo:margin-bottom="0.0791in" style:contextual-spacing="false" fo:text-align="start" style:justify-single-word="false" style:writing-mode="lr-tb"/>
      <style:text-properties officeooo:rsid="07d21b07" officeooo:paragraph-rsid="07d21b07"/>
    </style:style>
    <style:style style:name="P69" style:family="paragraph" style:parent-style-name="Standard">
      <style:paragraph-properties fo:margin-top="0.0791in" fo:margin-bottom="0.0791in" style:contextual-spacing="false" fo:text-align="end" style:justify-single-word="false" style:writing-mode="rl-tb"/>
      <style:text-properties officeooo:rsid="07d21b07" officeooo:paragraph-rsid="07d21b07"/>
    </style:style>
    <style:style style:name="P70" style:family="paragraph" style:parent-style-name="Standard">
      <style:paragraph-properties fo:margin-top="0.0791in" fo:margin-bottom="0.0791in" style:contextual-spacing="false" fo:text-align="end" style:justify-single-word="false" style:writing-mode="rl-tb"/>
      <style:text-properties officeooo:paragraph-rsid="07f86191"/>
    </style:style>
    <style:style style:name="P71" style:family="paragraph" style:parent-style-name="Standard">
      <style:paragraph-properties fo:margin-top="0.0791in" fo:margin-bottom="0.0791in" style:contextual-spacing="false" fo:text-align="end" style:justify-single-word="false" style:writing-mode="rl-tb"/>
      <style:text-properties officeooo:paragraph-rsid="07ffe8e4"/>
    </style:style>
    <style:style style:name="P72" style:family="paragraph" style:parent-style-name="Standard">
      <style:paragraph-properties fo:margin-top="0.0791in" fo:margin-bottom="0.0791in" style:contextual-spacing="false" fo:text-align="end" style:justify-single-word="false" style:writing-mode="rl-tb"/>
      <style:text-properties officeooo:paragraph-rsid="0821cb12"/>
    </style:style>
    <style:style style:name="P73" style:family="paragraph" style:parent-style-name="Standard">
      <style:paragraph-properties fo:margin-top="0.0791in" fo:margin-bottom="0.0791in" style:contextual-spacing="false" fo:text-align="end" style:justify-single-word="false" style:writing-mode="rl-tb"/>
      <style:text-properties officeooo:rsid="07fce5ce" officeooo:paragraph-rsid="07fce5ce"/>
    </style:style>
    <style:style style:name="P74" style:family="paragraph" style:parent-style-name="Text_20_body" style:list-style-name="L3">
      <style:paragraph-properties fo:line-height="100%" fo:text-align="start" style:justify-single-word="false" style:writing-mode="lr-tb"/>
      <style:text-properties officeooo:paragraph-rsid="0755964b"/>
    </style:style>
    <style:style style:name="T1" style:family="text">
      <style:text-properties style:use-window-font-color="true" loext:opacity="0%" style:font-name="David CLM" officeooo:rsid="071909aa" style:font-name-complex="David CLM"/>
    </style:style>
    <style:style style:name="T2" style:family="text">
      <style:text-properties style:use-window-font-color="true" loext:opacity="0%" style:font-name="David CLM" fo:font-weight="bold" officeooo:rsid="071909aa" style:font-name-complex="David CLM"/>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756124e"/>
    </style:style>
    <style:style style:name="T6" style:family="text">
      <style:text-properties style:font-name="Monospace" style:font-size-asian="10.5pt" style:font-name-complex="David CLM1" style:font-weight-complex="normal"/>
    </style:style>
    <style:style style:name="T7" style:family="text">
      <style:text-properties style:font-name="Monospace" officeooo:rsid="0756124e" style:font-size-asian="10.5pt" style:font-name-complex="David CLM1" style:font-weight-complex="normal"/>
    </style:style>
    <style:style style:name="T8" style:family="text">
      <style:text-properties style:font-name="Monospace" officeooo:rsid="07583305" style:font-size-asian="10.5pt" style:font-name-complex="David CLM1" style:font-weight-complex="normal"/>
    </style:style>
    <style:style style:name="T9" style:family="text">
      <style:text-properties style:font-name="Monospace" officeooo:rsid="075a30f8" style:font-size-asian="10.5pt" style:font-name-complex="David CLM1" style:font-weight-complex="normal"/>
    </style:style>
    <style:style style:name="T10" style:family="text">
      <style:text-properties style:font-name="Monospace" officeooo:rsid="075b2d53" style:font-size-asian="10.5pt" style:font-name-complex="David CLM1" style:font-weight-complex="normal"/>
    </style:style>
    <style:style style:name="T11" style:family="text">
      <style:text-properties style:font-name="Monospace" officeooo:rsid="075b954c" style:font-size-asian="10.5pt" style:font-name-complex="David CLM1" style:font-weight-complex="normal"/>
    </style:style>
    <style:style style:name="T12" style:family="text">
      <style:text-properties style:font-name="Monospace" officeooo:rsid="075cbfdb" style:font-size-asian="10.5pt" style:font-name-complex="David CLM1" style:font-weight-complex="normal"/>
    </style:style>
    <style:style style:name="T13" style:family="text">
      <style:text-properties style:font-name="Monospace" officeooo:rsid="075ec083" style:font-size-asian="10.5pt" style:font-name-complex="David CLM1" style:font-weight-complex="normal"/>
    </style:style>
    <style:style style:name="T14" style:family="text">
      <style:text-properties style:font-name="Monospace" officeooo:rsid="0762d0f5" style:font-size-asian="10.5pt" style:font-name-complex="David CLM1" style:font-weight-complex="normal"/>
    </style:style>
    <style:style style:name="T15" style:family="text">
      <style:text-properties style:font-name="Monospace" officeooo:rsid="076590a2" style:font-size-asian="10.5pt" style:font-name-complex="David CLM1" style:font-weight-complex="normal"/>
    </style:style>
    <style:style style:name="T16" style:family="text">
      <style:text-properties style:font-name="Monospace" officeooo:rsid="0765b911" style:font-size-asian="10.5pt" style:font-name-complex="David CLM1" style:font-weight-complex="normal"/>
    </style:style>
    <style:style style:name="T17" style:family="text">
      <style:text-properties style:font-name="Monospace" officeooo:rsid="0766465a" style:font-size-asian="10.5pt" style:font-name-complex="David CLM1" style:font-weight-complex="normal"/>
    </style:style>
    <style:style style:name="T18" style:family="text">
      <style:text-properties style:font-name="Monospace" officeooo:rsid="0767f331" style:font-size-asian="10.5pt" style:font-name-complex="David CLM1" style:font-weight-complex="normal"/>
    </style:style>
    <style:style style:name="T19" style:family="text">
      <style:text-properties style:font-name="Monospace" officeooo:rsid="076978e4" style:font-size-asian="10.5pt" style:font-name-complex="David CLM1" style:font-weight-complex="normal"/>
    </style:style>
    <style:style style:name="T20" style:family="text">
      <style:text-properties style:font-name="Monospace" officeooo:rsid="07731286" style:font-size-asian="10.5pt" style:font-name-complex="David CLM1" style:font-weight-complex="normal"/>
    </style:style>
    <style:style style:name="T21" style:family="text">
      <style:text-properties style:font-name="Monospace" officeooo:rsid="07748007" style:font-size-asian="10.5pt" style:font-name-complex="David CLM1" style:font-weight-complex="normal"/>
    </style:style>
    <style:style style:name="T22" style:family="text">
      <style:text-properties style:font-name="Monospace" officeooo:rsid="077505f6" style:font-size-asian="10.5pt" style:font-name-complex="David CLM1" style:font-weight-complex="normal"/>
    </style:style>
    <style:style style:name="T23" style:family="text">
      <style:text-properties style:font-name="Monospace" officeooo:rsid="077147d2" style:font-size-asian="10.5pt" style:font-name-complex="David CLM1" style:font-weight-complex="normal"/>
    </style:style>
    <style:style style:name="T24" style:family="text">
      <style:text-properties style:font-name="Monospace" officeooo:rsid="077ecca2" style:font-size-asian="10.5pt" style:font-name-complex="David CLM1" style:font-weight-complex="normal"/>
    </style:style>
    <style:style style:name="T25" style:family="text">
      <style:text-properties style:font-name="Monospace" officeooo:rsid="0782ea19" style:font-size-asian="10.5pt" style:font-name-complex="David CLM1" style:font-weight-complex="normal"/>
    </style:style>
    <style:style style:name="T26" style:family="text">
      <style:text-properties style:font-name="Monospace" officeooo:rsid="07847304" style:font-size-asian="10.5pt" style:font-name-complex="David CLM1" style:font-weight-complex="normal"/>
    </style:style>
    <style:style style:name="T27" style:family="text">
      <style:text-properties style:font-name="Monospace" officeooo:rsid="079bb587" style:font-size-asian="10.5pt" style:font-name-complex="David CLM1" style:font-weight-complex="normal"/>
    </style:style>
    <style:style style:name="T28" style:family="text">
      <style:text-properties style:font-name="Monospace" officeooo:rsid="07a9ed85" style:font-size-asian="10.5pt" style:font-name-complex="David CLM1" style:font-weight-complex="normal"/>
    </style:style>
    <style:style style:name="T29" style:family="text">
      <style:text-properties style:font-name="Monospace" officeooo:rsid="07cb0daa" style:font-size-asian="10.5pt" style:font-name-complex="David CLM1" style:font-weight-complex="normal"/>
    </style:style>
    <style:style style:name="T30" style:family="text">
      <style:text-properties style:font-name="Monospace" officeooo:rsid="07db829a" style:font-size-asian="10.5pt" style:font-name-complex="David CLM1" style:font-weight-complex="normal"/>
    </style:style>
    <style:style style:name="T31" style:family="text">
      <style:text-properties style:font-name="Monospace" officeooo:rsid="07cc2fef" style:font-size-asian="10.5pt" style:font-name-complex="David CLM1" style:font-weight-complex="normal"/>
    </style:style>
    <style:style style:name="T32" style:family="text">
      <style:text-properties style:font-name="Monospace" officeooo:rsid="07c69880" style:font-size-asian="10.5pt" style:font-name-complex="David CLM1" style:font-weight-complex="normal"/>
    </style:style>
    <style:style style:name="T33" style:family="text">
      <style:text-properties style:font-name="Monospace" fo:font-style="italic" style:font-size-asian="10.5pt" style:font-style-asian="italic" style:font-name-complex="David CLM1" style:font-style-complex="italic" style:font-weight-complex="normal"/>
    </style:style>
    <style:style style:name="T34" style:family="text">
      <style:text-properties style:font-name="Monospace" fo:font-style="italic" officeooo:rsid="075cbfdb" style:font-size-asian="10.5pt" style:font-style-asian="italic" style:font-name-complex="David CLM1" style:font-style-complex="italic" style:font-weight-complex="normal"/>
    </style:style>
    <style:style style:name="T35" style:family="text">
      <style:text-properties style:font-name="Monospace" fo:font-style="italic" officeooo:rsid="0766465a" style:font-size-asian="10.5pt" style:font-style-asian="italic" style:font-name-complex="David CLM1" style:font-style-complex="italic" style:font-weight-complex="normal"/>
    </style:style>
    <style:style style:name="T36" style:family="text">
      <style:text-properties style:font-name="Monospace" fo:font-style="italic" officeooo:rsid="077505f6" style:font-size-asian="10.5pt" style:font-style-asian="italic" style:font-name-complex="David CLM1" style:font-style-complex="italic" style:font-weight-complex="normal"/>
    </style:style>
    <style:style style:name="T37" style:family="text">
      <style:text-properties style:font-name="Monospace" fo:font-style="italic" officeooo:rsid="0776f8ee" style:font-size-asian="10.5pt" style:font-style-asian="italic" style:font-name-complex="David CLM1" style:font-style-complex="italic" style:font-weight-complex="normal"/>
    </style:style>
    <style:style style:name="T38" style:family="text">
      <style:text-properties style:font-name="Monospace" fo:font-style="italic" officeooo:rsid="0756124e" style:font-size-asian="10.5pt" style:font-style-asian="italic" style:font-name-complex="David CLM1" style:font-style-complex="italic" style:font-weight-complex="normal"/>
    </style:style>
    <style:style style:name="T39" style:family="text">
      <style:text-properties style:font-name="Monospace" fo:font-weight="bold" style:font-size-asian="10.5pt" style:font-weight-asian="bold" style:font-name-complex="David CLM1" style:font-weight-complex="bold"/>
    </style:style>
    <style:style style:name="T40" style:family="text">
      <style:text-properties style:font-name="Monospace" fo:language="en" fo:country="US" fo:font-style="italic" style:font-size-asian="10.5pt" style:font-style-asian="italic" style:font-name-complex="David CLM1" style:font-style-complex="italic" style:font-weight-complex="normal"/>
    </style:style>
    <style:style style:name="T41"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2"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3"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0" style:family="text">
      <style:text-properties style:font-name="Monospace" fo:language="en" fo:country="US" fo:font-style="normal" style:font-size-asian="10.5pt" style:font-style-asian="normal" style:font-name-complex="David CLM1" style:font-style-complex="normal" style:font-weight-complex="normal"/>
    </style:style>
    <style:style style:name="T51"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52"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53"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54"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55"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56"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57"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58"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59"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60"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17"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18"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19"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20"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21"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22"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23" style:family="text">
      <style:text-properties style:font-name="Monospace" fo:language="en" fo:country="US" officeooo:rsid="076113cf" style:font-size-asian="10.5pt" style:font-name-complex="David CLM1" style:font-weight-complex="normal"/>
    </style:style>
    <style:style style:name="T124" style:family="text">
      <style:text-properties style:font-name="Monospace" fo:language="en" fo:country="US" officeooo:rsid="077ecca2" style:font-size-asian="10.5pt" style:font-name-complex="David CLM1" style:font-weight-complex="normal"/>
    </style:style>
    <style:style style:name="T125" style:family="text">
      <style:text-properties style:font-name="Monospace" fo:language="en" fo:country="US" officeooo:rsid="07875f46" style:font-size-asian="10.5pt" style:font-name-complex="David CLM1" style:font-weight-complex="normal"/>
    </style:style>
    <style:style style:name="T126" style:family="text">
      <style:text-properties style:font-name="Monospace" fo:language="en" fo:country="US" officeooo:rsid="0788f2f4" style:font-size-asian="10.5pt" style:font-name-complex="David CLM1" style:font-weight-complex="normal"/>
    </style:style>
    <style:style style:name="T127" style:family="text">
      <style:text-properties style:font-name="Monospace" fo:language="en" fo:country="US" officeooo:rsid="078998ee" style:font-size-asian="10.5pt" style:font-name-complex="David CLM1" style:font-weight-complex="normal"/>
    </style:style>
    <style:style style:name="T128" style:family="text">
      <style:text-properties style:font-name="Monospace" fo:language="en" fo:country="US" officeooo:rsid="07aa9fa8" style:font-size-asian="10.5pt" style:font-name-complex="David CLM1" style:font-weight-complex="normal"/>
    </style:style>
    <style:style style:name="T129" style:family="text">
      <style:text-properties style:font-name="Monospace" fo:font-weight="normal" officeooo:rsid="07644244" style:font-size-asian="10.5pt" style:font-weight-asian="normal" style:font-name-complex="David CLM1" style:font-weight-complex="normal"/>
    </style:style>
    <style:style style:name="T130" style:family="text">
      <style:text-properties style:font-name="Monospace" fo:font-style="normal" style:font-size-asian="10.5pt" style:font-style-asian="normal" style:font-name-complex="David CLM1" style:font-style-complex="normal" style:font-weight-complex="normal"/>
    </style:style>
    <style:style style:name="T131" style:family="text">
      <style:text-properties style:font-name="Monospace" fo:font-style="normal" officeooo:rsid="0766465a" style:font-size-asian="10.5pt" style:font-style-asian="normal" style:font-name-complex="David CLM1" style:font-style-complex="normal" style:font-weight-complex="normal"/>
    </style:style>
    <style:style style:name="T132" style:family="text">
      <style:text-properties style:font-name="Monospace" fo:font-style="normal" officeooo:rsid="077505f6" style:font-size-asian="10.5pt" style:font-style-asian="normal" style:font-name-complex="David CLM1" style:font-style-complex="normal" style:font-weight-complex="normal"/>
    </style:style>
    <style:style style:name="T133" style:family="text">
      <style:text-properties style:font-name="Monospace" fo:font-style="normal" officeooo:rsid="077682d4" style:font-size-asian="10.5pt" style:font-style-asian="normal" style:font-name-complex="David CLM1" style:font-style-complex="normal" style:font-weight-complex="normal"/>
    </style:style>
    <style:style style:name="T134" style:family="text">
      <style:text-properties style:font-name="Monospace" fo:font-style="normal" officeooo:rsid="0776f8ee" style:font-size-asian="10.5pt" style:font-style-asian="normal" style:font-name-complex="David CLM1" style:font-style-complex="normal" style:font-weight-complex="normal"/>
    </style:style>
    <style:style style:name="T135" style:family="text">
      <style:text-properties style:font-name="Monospace" fo:font-style="normal" officeooo:rsid="0777f2c8" style:font-size-asian="10.5pt" style:font-style-asian="normal" style:font-name-complex="David CLM1" style:font-style-complex="normal" style:font-weight-complex="normal"/>
    </style:style>
    <style:style style:name="T136" style:family="text">
      <style:text-properties style:font-name="Monospace" fo:font-style="normal" officeooo:rsid="07854b75" style:font-size-asian="10.5pt" style:font-style-asian="normal" style:font-name-complex="David CLM1" style:font-style-complex="normal" style:font-weight-complex="normal"/>
    </style:style>
    <style:style style:name="T137" style:family="text">
      <style:text-properties style:font-name="Monospace" fo:font-style="normal" officeooo:rsid="07960857" style:font-size-asian="10.5pt" style:font-style-asian="normal" style:font-name-complex="David CLM1" style:font-style-complex="normal" style:font-weight-complex="normal"/>
    </style:style>
    <style:style style:name="T138"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2"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3" style:family="text">
      <style:text-properties style:font-name="Monospace" fo:language="en" fo:country="US" fo:font-style="normal" style:font-size-asian="10.5pt" style:font-style-asian="normal" style:font-name-complex="David CLM1" style:font-style-complex="normal" style:font-weight-complex="normal"/>
    </style:style>
    <style:style style:name="T144"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45"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46"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47"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48"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49"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50"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51"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52"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53"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54"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55" style:family="text">
      <style:text-properties style:font-name="Monospace" fo:language="en" fo:country="US" fo:font-style="italic" style:font-size-asian="10.5pt" style:font-style-asian="italic" style:font-name-complex="David CLM1" style:font-style-complex="italic" style:font-weight-complex="normal"/>
    </style:style>
    <style:style style:name="T156"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157"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158"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159"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160"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161"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162"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163" style:family="text">
      <style:text-properties style:font-name="Monospace" fo:language="en" fo:country="US" style:font-size-asian="10.5pt" style:font-name-complex="David CLM1" style:font-weight-complex="normal"/>
    </style:style>
    <style:style style:name="T164" style:family="text">
      <style:text-properties style:font-name="Monospace" fo:language="en" fo:country="US" officeooo:rsid="07d7ed56" style:font-size-asian="10.5pt" style:font-name-complex="David CLM1" style:font-weight-complex="normal"/>
    </style:style>
    <style:style style:name="T165" style:family="text">
      <style:text-properties style:font-name="Monospace" fo:language="en" fo:country="US" officeooo:rsid="07d812a3" style:font-size-asian="10.5pt" style:font-name-complex="David CLM1" style:font-weight-complex="normal"/>
    </style:style>
    <style:style style:name="T166" style:family="text">
      <style:text-properties style:font-name="Monospace" fo:language="en" fo:country="US" officeooo:rsid="07d497b8" style:font-size-asian="10.5pt" style:font-name-complex="David CLM1" style:font-weight-complex="normal"/>
    </style:style>
    <style:style style:name="T167" style:family="text">
      <style:text-properties style:font-name="Monospace" fo:language="en" fo:country="US" officeooo:rsid="07c69880" style:font-size-asian="10.5pt" style:font-name-complex="David CLM1" style:font-weight-complex="normal"/>
    </style:style>
    <style:style style:name="T168" style:family="text">
      <style:text-properties style:font-name="Monospace" fo:language="en" fo:country="US" officeooo:rsid="07e95d1c" style:font-size-asian="10.5pt" style:font-name-complex="David CLM1" style:font-weight-complex="normal"/>
    </style:style>
    <style:style style:name="T169" style:family="text">
      <style:text-properties style:font-name="Monospace" fo:language="en" fo:country="US" officeooo:rsid="07eb0c2b" style:font-size-asian="10.5pt" style:font-name-complex="David CLM1" style:font-weight-complex="normal"/>
    </style:style>
    <style:style style:name="T170" style:family="text">
      <style:text-properties style:font-name="Monospace" fo:language="en" fo:country="US" officeooo:rsid="07e7ccf0" style:font-size-asian="10.5pt" style:font-name-complex="David CLM1" style:font-weight-complex="normal"/>
    </style:style>
    <style:style style:name="T171" style:family="text">
      <style:text-properties style:font-name="Monospace" fo:language="en" fo:country="US" officeooo:rsid="07eceef2" style:font-size-asian="10.5pt" style:font-name-complex="David CLM1" style:font-weight-complex="normal"/>
    </style:style>
    <style:style style:name="T172" style:family="text">
      <style:text-properties style:font-name="Monospace" fo:language="en" fo:country="US" officeooo:rsid="07ef6b9e" style:font-size-asian="10.5pt" style:font-name-complex="David CLM1" style:font-weight-complex="normal"/>
    </style:style>
    <style:style style:name="T173" style:family="text">
      <style:text-properties style:font-name="Monospace" fo:language="en" fo:country="US" officeooo:rsid="07f86191" style:font-size-asian="10.5pt" style:font-name-complex="David CLM1" style:font-weight-complex="normal"/>
    </style:style>
    <style:style style:name="T174" style:family="text">
      <style:text-properties style:font-name="Monospace" fo:language="en" fo:country="US" officeooo:rsid="07f8688d" style:font-size-asian="10.5pt" style:font-name-complex="David CLM1" style:font-weight-complex="normal"/>
    </style:style>
    <style:style style:name="T175" style:family="text">
      <style:text-properties style:font-name="Monospace" fo:language="en" fo:country="US" officeooo:rsid="07f9b62a" style:font-size-asian="10.5pt" style:font-name-complex="David CLM1" style:font-weight-complex="normal"/>
    </style:style>
    <style:style style:name="T176" style:family="text">
      <style:text-properties style:font-name="Monospace" fo:language="en" fo:country="US" fo:font-weight="bold" style:font-size-asian="10.5pt" style:font-weight-asian="bold" style:font-name-complex="David CLM1" style:font-weight-complex="bold"/>
    </style:style>
    <style:style style:name="T177" style:family="text">
      <style:text-properties style:font-name="Monospace" fo:language="en" fo:country="US" fo:font-weight="bold" officeooo:rsid="07d8a00d" style:font-size-asian="10.5pt" style:font-weight-asian="bold" style:font-name-complex="David CLM1" style:font-weight-complex="bold"/>
    </style:style>
    <style:style style:name="T178" style:family="text">
      <style:text-properties style:font-name="Monospace" fo:language="en" fo:country="US" fo:font-weight="bold" officeooo:rsid="08067a86" style:font-size-asian="10.5pt" style:font-weight-asian="bold" style:font-name-complex="David CLM1" style:font-weight-complex="bold"/>
    </style:style>
    <style:style style:name="T179" style:family="text">
      <style:text-properties style:font-name="Monospace" fo:language="en" fo:country="US" fo:font-weight="bold" officeooo:rsid="080b4810" style:font-size-asian="10.5pt" style:font-weight-asian="bold" style:font-name-complex="David CLM1" style:font-weight-complex="bold"/>
    </style:style>
    <style:style style:name="T180" style:family="text">
      <style:text-properties style:font-name="Monospace" fo:language="en" fo:country="US" fo:font-weight="bold" style:font-size-asian="10.5pt" style:font-weight-asian="bold" style:font-name-complex="David CLM1" style:font-weight-complex="normal"/>
    </style:style>
    <style:style style:name="T181" style:family="text">
      <style:text-properties style:font-name="Monospace" fo:language="en" fo:country="US" fo:font-weight="bold" officeooo:rsid="07d8a00d" style:font-size-asian="10.5pt" style:font-weight-asian="bold" style:font-name-complex="David CLM1" style:font-weight-complex="normal"/>
    </style:style>
    <style:style style:name="T182" style:family="text">
      <style:text-properties style:font-name="Monospace" fo:language="en" fo:country="US" fo:font-weight="bold" officeooo:rsid="07da5e01" style:font-size-asian="10.5pt" style:font-weight-asian="bold" style:font-name-complex="David CLM1" style:font-weight-complex="normal"/>
    </style:style>
    <style:style style:name="T183" style:family="text">
      <style:text-properties style:font-name="Monospace" fo:language="en" fo:country="US" fo:font-weight="bold" officeooo:rsid="07ddab51" style:font-size-asian="10.5pt" style:font-weight-asian="bold" style:font-name-complex="David CLM1" style:font-weight-complex="normal"/>
    </style:style>
    <style:style style:name="T184" style:family="text">
      <style:text-properties style:font-name="Monospace" fo:language="en" fo:country="US" fo:font-weight="bold" officeooo:rsid="07df1f00" style:font-size-asian="10.5pt" style:font-weight-asian="bold" style:font-name-complex="David CLM1" style:font-weight-complex="normal"/>
    </style:style>
    <style:style style:name="T185" style:family="text">
      <style:text-properties style:font-name="Monospace" fo:language="en" fo:country="US" fo:font-weight="bold" officeooo:rsid="07e0fb16" style:font-size-asian="10.5pt" style:font-weight-asian="bold" style:font-name-complex="David CLM1" style:font-weight-complex="normal"/>
    </style:style>
    <style:style style:name="T186" style:family="text">
      <style:text-properties style:font-name="Monospace" fo:language="en" fo:country="US" fo:font-weight="bold" officeooo:rsid="07e294c8" style:font-size-asian="10.5pt" style:font-weight-asian="bold" style:font-name-complex="David CLM1" style:font-weight-complex="normal"/>
    </style:style>
    <style:style style:name="T187" style:family="text">
      <style:text-properties style:font-name="Monospace" fo:language="en" fo:country="US" fo:font-weight="bold" officeooo:rsid="07e46470" style:font-size-asian="10.5pt" style:font-weight-asian="bold" style:font-name-complex="David CLM1" style:font-weight-complex="normal"/>
    </style:style>
    <style:style style:name="T188" style:family="text">
      <style:text-properties style:font-name="Monospace" fo:language="en" fo:country="US" fo:font-weight="bold" officeooo:rsid="07f06680" style:font-size-asian="10.5pt" style:font-weight-asian="bold" style:font-name-complex="David CLM1" style:font-weight-complex="normal"/>
    </style:style>
    <style:style style:name="T189" style:family="text">
      <style:text-properties style:font-name="Monospace" fo:language="en" fo:country="US" fo:font-weight="bold" officeooo:rsid="07f2dd34" style:font-size-asian="10.5pt" style:font-weight-asian="bold" style:font-name-complex="David CLM1" style:font-weight-complex="normal"/>
    </style:style>
    <style:style style:name="T190" style:family="text">
      <style:text-properties style:font-name="Monospace" fo:language="en" fo:country="US" fo:font-weight="bold" officeooo:rsid="07f2e2e9" style:font-size-asian="10.5pt" style:font-weight-asian="bold" style:font-name-complex="David CLM1" style:font-weight-complex="normal"/>
    </style:style>
    <style:style style:name="T191" style:family="text">
      <style:text-properties style:font-name="Monospace" fo:language="en" fo:country="US" fo:font-weight="bold" officeooo:rsid="07f5f46f" style:font-size-asian="10.5pt" style:font-weight-asian="bold" style:font-name-complex="David CLM1" style:font-weight-complex="normal"/>
    </style:style>
    <style:style style:name="T192" style:family="text">
      <style:text-properties style:font-name="Monospace" fo:language="en" fo:country="US" fo:font-weight="bold" officeooo:rsid="07fb05f8" style:font-size-asian="10.5pt" style:font-weight-asian="bold" style:font-name-complex="David CLM1" style:font-weight-complex="normal"/>
    </style:style>
    <style:style style:name="T193" style:family="text">
      <style:text-properties style:font-name="Monospace" fo:language="en" fo:country="US" fo:font-weight="bold" officeooo:rsid="07fce5ce" style:font-size-asian="10.5pt" style:font-weight-asian="bold" style:font-name-complex="David CLM1" style:font-weight-complex="normal"/>
    </style:style>
    <style:style style:name="T194" style:family="text">
      <style:text-properties style:font-name="Monospace" fo:language="en" fo:country="US" fo:font-weight="bold" officeooo:rsid="07fd2f02" style:font-size-asian="10.5pt" style:font-weight-asian="bold" style:font-name-complex="David CLM1" style:font-weight-complex="normal"/>
    </style:style>
    <style:style style:name="T195" style:family="text">
      <style:text-properties style:font-name="Monospace" fo:language="en" fo:country="US" fo:font-weight="bold" officeooo:rsid="07ff2897" style:font-size-asian="10.5pt" style:font-weight-asian="bold" style:font-name-complex="David CLM1" style:font-weight-complex="normal"/>
    </style:style>
    <style:style style:name="T196" style:family="text">
      <style:text-properties style:font-name="Monospace" fo:language="en" fo:country="US" fo:font-weight="bold" officeooo:rsid="07fe5f9f" style:font-size-asian="10.5pt" style:font-weight-asian="bold" style:font-name-complex="David CLM1" style:font-weight-complex="normal"/>
    </style:style>
    <style:style style:name="T197" style:family="text">
      <style:text-properties style:font-name="Monospace" fo:language="en" fo:country="US" fo:font-weight="bold" officeooo:rsid="07ffe8e4" style:font-size-asian="10.5pt" style:font-weight-asian="bold" style:font-name-complex="David CLM1" style:font-weight-complex="normal"/>
    </style:style>
    <style:style style:name="T198" style:family="text">
      <style:text-properties style:font-name="Monospace" fo:language="en" fo:country="US" fo:font-weight="bold" officeooo:rsid="08021fa9" style:font-size-asian="10.5pt" style:font-weight-asian="bold" style:font-name-complex="David CLM1" style:font-weight-complex="normal"/>
    </style:style>
    <style:style style:name="T199" style:family="text">
      <style:text-properties style:font-name="Monospace" fo:language="en" fo:country="US" fo:font-weight="bold" officeooo:rsid="08041f4f" style:font-size-asian="10.5pt" style:font-weight-asian="bold" style:font-name-complex="David CLM1" style:font-weight-complex="normal"/>
    </style:style>
    <style:style style:name="T200" style:family="text">
      <style:text-properties style:font-name="Monospace" fo:language="en" fo:country="US" fo:font-weight="bold" officeooo:rsid="080490f0" style:font-size-asian="10.5pt" style:font-weight-asian="bold" style:font-name-complex="David CLM1" style:font-weight-complex="normal"/>
    </style:style>
    <style:style style:name="T201" style:family="text">
      <style:text-properties style:font-name="Monospace" fo:language="en" fo:country="US" fo:font-weight="bold" officeooo:rsid="08053a08" style:font-size-asian="10.5pt" style:font-weight-asian="bold" style:font-name-complex="David CLM1" style:font-weight-complex="normal"/>
    </style:style>
    <style:style style:name="T202" style:family="text">
      <style:text-properties style:font-name="Monospace" fo:language="en" fo:country="US" fo:font-weight="bold" officeooo:rsid="08067a86" style:font-size-asian="10.5pt" style:font-weight-asian="bold" style:font-name-complex="David CLM1" style:font-weight-complex="normal"/>
    </style:style>
    <style:style style:name="T203" style:family="text">
      <style:text-properties style:font-name="Monospace" fo:language="en" fo:country="US" fo:font-weight="bold" officeooo:rsid="0808ebdc" style:font-size-asian="10.5pt" style:font-weight-asian="bold" style:font-name-complex="David CLM1" style:font-weight-complex="normal"/>
    </style:style>
    <style:style style:name="T204" style:family="text">
      <style:text-properties style:font-name="Monospace" fo:language="en" fo:country="US" fo:font-weight="bold" officeooo:rsid="080b4810" style:font-size-asian="10.5pt" style:font-weight-asian="bold" style:font-name-complex="David CLM1" style:font-weight-complex="normal"/>
    </style:style>
    <style:style style:name="T205" style:family="text">
      <style:text-properties style:font-name="Monospace" fo:language="en" fo:country="US" fo:font-weight="bold" officeooo:rsid="08113a89" style:font-size-asian="10.5pt" style:font-weight-asian="bold" style:font-name-complex="David CLM1" style:font-weight-complex="normal"/>
    </style:style>
    <style:style style:name="T206" style:family="text">
      <style:text-properties style:font-name="Monospace" fo:language="en" fo:country="US" fo:font-weight="bold" officeooo:rsid="08128f0a" style:font-size-asian="10.5pt" style:font-weight-asian="bold" style:font-name-complex="David CLM1" style:font-weight-complex="normal"/>
    </style:style>
    <style:style style:name="T207" style:family="text">
      <style:text-properties style:font-name="Monospace" fo:language="en" fo:country="US" fo:font-weight="bold" officeooo:rsid="0812f320" style:font-size-asian="10.5pt" style:font-weight-asian="bold" style:font-name-complex="David CLM1" style:font-weight-complex="normal"/>
    </style:style>
    <style:style style:name="T208" style:family="text">
      <style:text-properties style:font-name="Monospace" fo:language="en" fo:country="US" fo:font-weight="bold" officeooo:rsid="0813cc86" style:font-size-asian="10.5pt" style:font-weight-asian="bold" style:font-name-complex="David CLM1" style:font-weight-complex="normal"/>
    </style:style>
    <style:style style:name="T209" style:family="text">
      <style:text-properties style:font-name="Monospace" fo:language="en" fo:country="US" fo:font-weight="bold" officeooo:rsid="0813f79e" style:font-size-asian="10.5pt" style:font-weight-asian="bold" style:font-name-complex="David CLM1" style:font-weight-complex="normal"/>
    </style:style>
    <style:style style:name="T210" style:family="text">
      <style:text-properties style:font-name="Monospace" fo:language="en" fo:country="US" fo:font-weight="bold" officeooo:rsid="080b676b" style:font-size-asian="10.5pt" style:font-weight-asian="bold" style:font-name-complex="David CLM1" style:font-weight-complex="normal"/>
    </style:style>
    <style:style style:name="T211" style:family="text">
      <style:text-properties style:font-name="Monospace" fo:language="en" fo:country="US" fo:font-weight="bold" officeooo:rsid="081509e3" style:font-size-asian="10.5pt" style:font-weight-asian="bold" style:font-name-complex="David CLM1" style:font-weight-complex="normal"/>
    </style:style>
    <style:style style:name="T212" style:family="text">
      <style:text-properties style:font-name="Monospace" fo:language="en" fo:country="US" fo:font-weight="bold" officeooo:rsid="0816d99d" style:font-size-asian="10.5pt" style:font-weight-asian="bold" style:font-name-complex="David CLM1" style:font-weight-complex="normal"/>
    </style:style>
    <style:style style:name="T213" style:family="text">
      <style:text-properties style:font-name="Monospace" fo:language="en" fo:country="US" fo:font-weight="bold" officeooo:rsid="0817e7af" style:font-size-asian="10.5pt" style:font-weight-asian="bold" style:font-name-complex="David CLM1" style:font-weight-complex="normal"/>
    </style:style>
    <style:style style:name="T214" style:family="text">
      <style:text-properties style:font-name="Monospace" fo:language="en" fo:country="US" fo:font-weight="bold" officeooo:rsid="0817f84f" style:font-size-asian="10.5pt" style:font-weight-asian="bold" style:font-name-complex="David CLM1" style:font-weight-complex="normal"/>
    </style:style>
    <style:style style:name="T215" style:family="text">
      <style:text-properties style:font-name="Monospace" fo:language="en" fo:country="US" fo:font-weight="bold" officeooo:rsid="0818db3d" style:font-size-asian="10.5pt" style:font-weight-asian="bold" style:font-name-complex="David CLM1" style:font-weight-complex="normal"/>
    </style:style>
    <style:style style:name="T216" style:family="text">
      <style:text-properties style:font-name="Monospace" fo:language="en" fo:country="US" fo:font-weight="normal" style:font-size-asian="10.5pt" style:font-weight-asian="normal" style:font-name-complex="David CLM1" style:font-weight-complex="normal"/>
    </style:style>
    <style:style style:name="T217" style:family="text">
      <style:text-properties style:font-name="Monospace" fo:language="en" fo:country="US" fo:font-weight="normal" officeooo:rsid="07ffe8e4" style:font-size-asian="10.5pt" style:font-weight-asian="normal" style:font-name-complex="David CLM1" style:font-weight-complex="normal"/>
    </style:style>
    <style:style style:name="T218" style:family="text">
      <style:text-properties style:font-name="Monospace" fo:language="en" fo:country="US" fo:font-weight="normal" officeooo:rsid="07fe5f9f" style:font-size-asian="10.5pt" style:font-weight-asian="normal" style:font-name-complex="David CLM1" style:font-weight-complex="normal"/>
    </style:style>
    <style:style style:name="T219" style:family="text">
      <style:text-properties style:font-name="Monospace" fo:language="en" fo:country="US" fo:font-weight="normal" officeooo:rsid="080bcacc" style:font-size-asian="10.5pt" style:font-weight-asian="normal" style:font-name-complex="David CLM1" style:font-weight-complex="normal"/>
    </style:style>
    <style:style style:name="T220" style:family="text">
      <style:text-properties style:font-name="Monospace" fo:language="en" fo:country="US" fo:font-weight="normal" officeooo:rsid="080c6046" style:font-size-asian="10.5pt" style:font-weight-asian="normal" style:font-name-complex="David CLM1" style:font-weight-complex="normal"/>
    </style:style>
    <style:style style:name="T221" style:family="text">
      <style:text-properties fo:language="en" fo:country="US" officeooo:rsid="077ecca2"/>
    </style:style>
    <style:style style:name="T222" style:family="text">
      <style:text-properties fo:language="en" fo:country="US" fo:font-style="italic" officeooo:rsid="077ecca2" style:font-style-asian="italic" style:font-style-complex="italic"/>
    </style:style>
    <style:style style:name="T223" style:family="text">
      <style:text-properties fo:language="en" fo:country="US" officeooo:rsid="0780f775"/>
    </style:style>
    <style:style style:name="T224" style:family="text">
      <style:text-properties fo:language="en" fo:country="US" officeooo:rsid="07865e2c"/>
    </style:style>
    <style:style style:name="T225" style:family="text">
      <style:text-properties style:text-position="sub 58%"/>
    </style:style>
    <style:style style:name="T226" style:family="text">
      <style:text-properties style:text-position="sub 58%" style:font-name="Monospace" fo:language="en" fo:country="US" officeooo:rsid="077ecca2" style:font-size-asian="10.5pt" style:font-name-complex="David CLM1" style:font-weight-complex="normal"/>
    </style:style>
    <style:style style:name="T227"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28"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29"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30"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31"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32"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33"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34" style:family="text">
      <style:text-properties style:text-position="sub 58%" style:font-name="Monospace" fo:language="en" fo:country="US" fo:font-weight="bold" officeooo:rsid="080b4810" style:font-size-asian="10.5pt" style:font-weight-asian="bold" style:font-name-complex="David CLM1" style:font-weight-complex="normal"/>
    </style:style>
    <style:style style:name="T235"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36"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37"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38"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39" style:family="text">
      <style:text-properties style:text-position="sub 58%" fo:font-style="italic" style:font-style-asian="italic" style:font-style-complex="italic"/>
    </style:style>
    <style:style style:name="T240" style:family="text">
      <style:text-properties style:text-position="sub 58%" fo:font-style="italic" officeooo:rsid="079d5e30" style:font-style-asian="italic" style:font-style-complex="italic"/>
    </style:style>
    <style:style style:name="T241"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42"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43" style:family="text">
      <style:text-properties style:text-position="0% 100%" style:font-name="Monospace" fo:language="en" fo:country="US" officeooo:rsid="077ecca2" style:font-size-asian="10.5pt" style:font-name-complex="David CLM1" style:font-weight-complex="normal"/>
    </style:style>
    <style:style style:name="T244" style:family="text">
      <style:text-properties style:text-position="0% 100%" style:font-name="Monospace" fo:language="en" fo:country="US" officeooo:rsid="07875f46" style:font-size-asian="10.5pt" style:font-name-complex="David CLM1" style:font-weight-complex="normal"/>
    </style:style>
    <style:style style:name="T245" style:family="text">
      <style:text-properties style:text-position="0% 100%" style:font-name="Monospace" fo:language="en" fo:country="US" officeooo:rsid="07aa9fa8" style:font-size-asian="10.5pt" style:font-name-complex="David CLM1" style:font-weight-complex="normal"/>
    </style:style>
    <style:style style:name="T246"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47"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48"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49" style:family="text">
      <style:text-properties fo:color="#000000" loext:opacity="100%" style:font-name="Monospace" fo:font-size="12pt" fo:language="en" fo:country="US" fo:font-style="normal" fo:font-weight="normal" officeooo:rsid="076d9e32" style:font-name-asian="Noto Sans CJK SC Regular" style:font-size-asian="12pt" style:font-style-asian="normal" style:font-weight-asian="normal" style:font-name-complex="Nachlieli CLM" style:font-size-complex="16pt" style:font-style-complex="normal" style:font-weight-complex="normal"/>
    </style:style>
    <style:style style:name="T250" style:family="text">
      <style:text-properties officeooo:rsid="077147d2"/>
    </style:style>
    <style:style style:name="T251" style:family="text">
      <style:text-properties officeooo:rsid="07795aa5"/>
    </style:style>
    <style:style style:name="T252" style:family="text">
      <style:text-properties officeooo:rsid="077e8f75"/>
    </style:style>
    <style:style style:name="T253" style:family="text">
      <style:text-properties officeooo:rsid="077ecca2"/>
    </style:style>
    <style:style style:name="T254" style:family="text">
      <style:text-properties officeooo:rsid="07865e2c"/>
    </style:style>
    <style:style style:name="T255" style:family="text">
      <style:text-properties officeooo:rsid="0796893d"/>
    </style:style>
    <style:style style:name="T256" style:family="text">
      <style:text-properties fo:font-style="italic" style:font-style-asian="italic" style:font-style-complex="italic"/>
    </style:style>
    <style:style style:name="T257" style:family="text">
      <style:text-properties fo:font-style="italic" officeooo:rsid="076113cf" style:font-style-asian="italic" style:font-style-complex="italic"/>
    </style:style>
    <style:style style:name="T258" style:family="text">
      <style:text-properties officeooo:rsid="079d5e30"/>
    </style:style>
    <style:style style:name="T259" style:family="text">
      <style:text-properties officeooo:rsid="07a9ed85"/>
    </style:style>
    <style:style style:name="T260" style:family="text">
      <style:text-properties fo:language="en" fo:country="US" officeooo:rsid="081afb35"/>
    </style:style>
    <style:style style:name="T261" style:family="text">
      <style:text-properties officeooo:rsid="07db829a"/>
    </style:style>
    <style:style style:name="T262" style:family="text">
      <style:text-properties officeooo:rsid="0817f84f"/>
    </style:style>
    <style:style style:name="T263" style:family="text">
      <style:text-properties officeooo:rsid="081e460d"/>
    </style:style>
    <style:style style:name="T264" style:family="text">
      <style:text-properties officeooo:rsid="0820dbc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תקצוב השתתפותי – מיזוג <text:span text:style-name="T260">הצעות </text:span>תקציב</text:h>
      <text:p text:style-name="P7"><text:span text:style-name="T27">בשיעור</text:span><text:span text:style-name="T5"> זה נניח, שהאזרחים לא </text:span><text:span text:style-name="T7">מסתפקים בסימון "וי" על נושאים שהם תומכים בהם: הם רוצים לקבוע את </text:span><text:span text:style-name="T38">כל</text:span><text:span text:style-name="T7"> התקציב, ולהחליט כמה כסף בדיוק יילך לכל נושא. </text:span><text:span text:style-name="T10">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49">סעיף</text:span> אחד – <text:span text:style-name="T251">אלגוריתם החציון</text:span></text:p>
      <text:p text:style-name="P10"><text:span text:style-name="T8">בתור התחלה, נניח שיש רק מספר אחד שצריך להחליט עליו, והוא הגודל הכולל של תקציב המדינה. נניח שלכל אזרח יש דעה, המתבטאת במספר – כמה שקלים לדעתו צריכים להיות בתקציב המדינה. כל אזרח הוא שמח ביותר כאשר המספר שלו נבחר. רמת השמחה של האזרח קטנה </text:span><text:span text:style-name="T9">יותר </text:span><text:span text:style-name="T8">ככל שהתקציב בפועל </text:span><text:span text:style-name="T9">רחוק יותר מהגודל הרצוי לדעתו. </text:span></text:p>
      <text:p text:style-name="P11"><text:span text:style-name="T6">נניח שאנחנו עושים משאל-עם, ומבקשים מכל אזרח לכתוב מספר המייצג את גודל ה</text:span><text:span text:style-name="T11">תקציב הרצוי לפי דעתו. </text:span><text:span text:style-name="T12">איך נבחר את גודל התקציב?</text:span></text:p>
      <text:p text:style-name="P12"><text:span text:style-name="T12">- אפשרות אחת היא לקחת את </text:span><text:span text:style-name="T34">הממוצע </text:span><text:span text:style-name="T12">של כל ההצבעות. לאלגוריתם זה יש חיסרון אחד גדול: הוא </text:span><text:span text:style-name="T13">אינו</text:span><text:span text:style-name="T12"> מגלה-אמת. </text:span><text:span text:style-name="T34">הוכחה</text:span><text:span text:style-name="T12">: נניח שעמי חושב שהתקציב צריך להיות 20, תמי חושבת שהתקציב צריך להיות 50, </text:span><text:span text:style-name="T14">ורמי חושב שהוא צריך להיות 70.</text:span><text:span text:style-name="T12"> אם עמי אומר 20 </text:span><text:span text:style-name="T14">ורמי אומר 70</text:span><text:span text:style-name="T12">, אז כדאי לתמי להגיד </text:span><text:span text:style-name="T129">60</text:span><text:span text:style-name="T12">, כי אז הממוצע יהיה בדיוק </text:span><text:span text:style-name="T15">50 </text:span><text:span text:style-name="T12">כמו שהיא רוצה. ***</text:span></text:p>
      <text:p text:style-name="P14"><text:span text:style-name="T16">ה</text:span><text:span text:style-name="T6">אם קיים אלגוריתם מגלה-אמת לבחירת התקציב? בוודאי, יש כמה כאלה, אבל הם לא מאד מעניינים:</text:span></text:p>
      <text:list xml:id="list499504685" text:style-name="L1">
        <text:list-item>
          <text:p text:style-name="P31">אפשר להתעלם מההצבעות של האזרחים ולבחור מספר קבוע באופן שרירותי – אבל זה לא יעיל פארטו (ייתכן שכל האזרחים מעדיפים ממש מספר אחר).</text:p>
        </text:list-item>
        <text:list-item>
          <text:p text:style-name="P33"><text:span text:style-name="T17">אפשר להפעיל את "</text:span><text:span text:style-name="T18">אלגוריתם </text:span><text:span text:style-name="T17">הדיקטטור" ולתת לאזרח אחד לבחור את התקציב שהוא רוצה – אבל זה לא מקיים תכונת הגינות יסודית ביותר הנקראת </text:span><text:span text:style-name="T35">אנונימיות, </text:span><text:span text:style-name="T131">ומשמעה, ש</text:span><text:span text:style-name="T17">הבחירה תלויה רק באוסף ההצבעות של האנשים, לא משנה למי שייכת כל הצבעה </text:span><text:span text:style-name="T19">(תכונה המאפיינת הצבעות חשאיות).</text:span></text:p>
        </text:list-item>
      </text:list>
      <text:p text:style-name="P8">אנחנו מחפשים אלגוריתם מגלה-אמת, יעיל-פארטו, וגם אנונימי.</text:p>
      <text:p text:style-name="P13"><text:span text:style-name="T39">הגדרה</text:span><text:span text:style-name="T6">. </text:span><text:span text:style-name="T123">[</text:span><text:span text:style-name="T33">אלגוריתם החציון – </text:span><text:span text:style-name="T40">median</text:span><text:span text:style-name="T41">].</text:span><text:span text:style-name="T40"> </text:span><text:span text:style-name="T50">סמן את הצבעותיהם של האזרחים ב:</text:span><text:span text:style-name="T40"> p</text:span><text:span text:style-name="T227">1</text:span><text:span text:style-name="T40">,…,p</text:span><text:span text:style-name="T227">n</text:span><text:span text:style-name="T40">. </text:span><text:span text:style-name="T51">סדר </text:span><text:span text:style-name="T50">את כל הצבעות האזרחים בסדר עולה, </text:span><text:span text:style-name="T51">כך ש: <text:s/></text:span><text:span text:style-name="T41">p</text:span><text:span text:style-name="T228">1 </text:span><text:span text:style-name="T241">≤</text:span><text:span text:style-name="T228"> </text:span><text:span text:style-name="T41">… </text:span><text:span text:style-name="T241">≤ </text:span><text:span text:style-name="T41">p</text:span><text:span text:style-name="T228">n</text:span><text:span text:style-name="T41">. <text:s/></text:span><text:span text:style-name="T51">ב</text:span><text:span text:style-name="T50">חר את הצבעה מספר n/2 </text:span><text:span text:style-name="T51">(עגל כלפי מעלה).</text:span></text:p>
      <text:p text:style-name="P15"><text:span text:style-name="T117">משפט</text:span><text:span text:style-name="T50">. אלגוריתם החציון הוא אנונימי, יעיל-פארטו ומגלה-אמת.</text:span></text:p>
      <text:p text:style-name="P23"><text:span text:style-name="T43">הוכחה</text:span><text:span text:style-name="T53">. אנונימיות – האלגוריתם מתייחס רק לאוסף ההצבעות </text:span><text:span text:style-name="T91">ואינו</text:span><text:span text:style-name="T53"> בודק למי שייכת כל הצבעה. </text:span></text:p>
      <text:p text:style-name="P24"><text:span text:style-name="T53">יעילות פארטו – </text:span><text:span text:style-name="T69">נניח שהערך הנבחר הוא x. לפי הגדרת החציון, </text:span><text:span text:style-name="T53">יש </text:span><text:span text:style-name="T70">לפחות </text:span><text:span text:style-name="T72">אזרח אחד שהצביע למספר גדול </text:span><text:span text:style-name="T70">או שווה </text:span><text:span text:style-name="T71">ל-</text:span><text:span text:style-name="T69">x, </text:span><text:span text:style-name="T70">ולפחות </text:span><text:span text:style-name="T72">אזרח אחד שהצביע למספר קט</text:span><text:span text:style-name="T92">ן</text:span><text:span text:style-name="T72"> או </text:span><text:span text:style-name="T70">שווה </text:span><text:span text:style-name="T71">ל-</text:span><text:span text:style-name="T69">x</text:span><text:span text:style-name="T53">. </text:span><text:span text:style-name="T73">כל האזרחים שהצביעו ≥ x </text:span><text:span text:style-name="T93">יפסידו אם המספר הנבחר יהיה קטן מ-x; כל האזרחים שהצביעו ≤ x יפסידו א</text:span><text:span text:style-name="T96">ם</text:span><text:span text:style-name="T93"> המספר הנבחר יהיה גדול מ-x. </text:span><text:span text:style-name="T53">לכן לא קיים שיפור פארטו.</text:span></text:p>
      <text:p text:style-name="P27"><text:span text:style-name="T53">גילוי-אמת – </text:span><text:span text:style-name="T68">נניח שהערך הנבחר </text:span><text:span text:style-name="T84">כאשר כולם דוברי-אמת</text:span><text:span text:style-name="T83"> הוא </text:span><text:span text:style-name="T68">x, </text:span><text:span text:style-name="T101">ואזרח </text:span><text:span text:style-name="T68">כלשהו i אינו מרוצה מהערך הזה. זה אומר שהערך </text:span><text:span text:style-name="T41">p</text:span><text:span text:style-name="T229">i</text:span><text:span text:style-name="T228"> <text:s/></text:span><text:span text:style-name="T68">האמיתי גדול מ-x או קטן מ-x. </text:span><text:span text:style-name="T99">ראשית, </text:span><text:span text:style-name="T94">נניח </text:span><text:span text:style-name="T68">ש-</text:span><text:span text:style-name="T41">p</text:span><text:span text:style-name="T229">i</text:span><text:span text:style-name="T68"> גדול מ-x. כיוון ש-x הוא החציון, יש לפחות n/2 הצבעות שהן קטנות או שוות ל-x; </text:span><text:span text:style-name="T95">ההצבעה של אזרח i אינה כלולה בהן. לכן, </text:span><text:span text:style-name="T97">אם אם </text:span><text:span text:style-name="T96">אזרח i </text:span><text:span text:style-name="T97">ישנה את ההצבעה שלו באופן כלשהו, </text:span><text:span text:style-name="T96">עדיין </text:span><text:span text:style-name="T97">יהיו </text:span><text:span text:style-name="T68">לפחות n/2 הצבעות קטנות או שוות ל-</text:span><text:soft-page-break/><text:span text:style-name="T68">x; </text:span><text:span text:style-name="T96">ולכן החציון עדיין יהיה לכל היותר x, </text:span><text:span text:style-name="T98">כך שאזרח i לא ירויח שום דבר מהשינוי. <text:s/></text:span><text:span text:style-name="T258">ה</text:span>הוכחה <text:span text:style-name="T259">דומה ב</text:span>מקרה <text:s/><text:span text:style-name="T258">ש-</text:span><text:span text:style-name="T257">p</text:span><text:span text:style-name="T240">i</text:span><text:span text:style-name="T258"> </text:span><text:span text:style-name="T28">קטן </text:span><text:span text:style-name="T258">מ-x. </text:span><text:span text:style-name="T52">***</text:span></text:p>
      <text:p text:style-name="P16"><text:span text:style-name="T118">ה</text:span><text:span text:style-name="T119">ע</text:span><text:span text:style-name="T120">רה</text:span><text:span text:style-name="T54">. אל</text:span><text:span text:style-name="T55">גוריתם החציון שימושי </text:span><text:span text:style-name="T54">לא רק להחלטה על גודל התקציב, אלא לכל נושא חד-ממדי. דוגמאות:</text:span></text:p>
      <text:list xml:id="list4163892008" text:style-name="L2">
        <text:list-item>
          <text:p text:style-name="P32">כמה ימים בשנה יהיה שעון-קיץ?</text:p>
        </text:list-item>
        <text:list-item>
          <text:p text:style-name="P32">מה יהיה גובה המס על שדות הגז?</text:p>
        </text:list-item>
        <text:list-item>
          <text:p text:style-name="P34"><text:span text:style-name="T54">כ</text:span><text:span text:style-name="T50">מה שרים יהיו בממשלה?</text:span></text:p>
        </text:list-item>
      </text:list>
      <text:p text:style-name="P17"><text:span text:style-name="T62">אפשר להשתמש באלגוריתם גם לנושאים יותר "יומיומיים", כגון: </text:span><text:span text:style-name="T54">מה יהיה גובה הטמפרטורה </text:span><text:span text:style-name="T61">של המ</text:span><text:span text:style-name="T74">ז</text:span><text:span text:style-name="T61">גן </text:span><text:span text:style-name="T54">במשרד? </text:span><text:span text:style-name="T62">כל אחד מדיירי המשרד יגיד </text:span><text:span text:style-name="T61">את הטמפרטורה שהוא רוצה</text:span><text:span text:style-name="T62">, והטמפרטורה תיקבע לפי החציון.</text:span></text:p>
      <text:p text:style-name="P6"><text:span text:style-name="T250">שני סעיפים – </text:span><text:span text:style-name="T251">הגינות לקבוצות</text:span></text:p>
      <text:p text:style-name="P18"><text:span text:style-name="T8">נ</text:span><text:span text:style-name="T23">חזור לבעיית קביעת התקציב. נניח </text:span><text:span text:style-name="T20">שכבר קבענו את גודל התקציב, ועכשיו צריך להחליט איך לחלק אותו בין הסעיפים השונים. בתור התחלה, נניח שיש רק שני סעיפים. </text:span><text:span text:style-name="T21">אנחנו יכולים להשתמש באלגוריתם החציון כדי לקבוע </text:span><text:span text:style-name="T25">איזה חלק מהתקציב, באחוזים, יילך ל</text:span><text:span text:style-name="T22">סעיף א. </text:span><text:span text:style-name="T25">שאר התקציב יילך ל</text:span><text:span text:style-name="T22">סעיף ב</text:span><text:span text:style-name="T21">. </text:span><text:span text:style-name="T22">האלגוריתם הזה אנונימי, יעיל-פארטו ומגלה-אמת, אבל </text:span><text:span text:style-name="T26">אינו</text:span><text:span text:style-name="T22"> </text:span><text:span text:style-name="T132">הוגן. </text:span><text:span text:style-name="T36">דוגמה</text:span><text:span text:style-name="T132">: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133">קל לראות שהחציון נמצא בצפון. לכן כל התקציב הולך לצפון, והדרום לא מקבל כלום. </text:span></text:p>
      <text:p text:style-name="P9">אנחנו רוצים שהתקציב יקיים תכונת הגינות דומה לתכונה שלמדנו בשיעורים הקודמים על תקציב.</text:p>
      <text:p text:style-name="P19"><text:span text:style-name="T138">הגדרה</text:span><text:span text:style-name="T134">. אלגוריתם לקביעת תקציב נקרא </text:span><text:span text:style-name="T37">הוגן לקבוצות</text:span><text:span text:style-name="T134"> אם, כאשר כל אזרח רוצה לתת 100% מהתקציב לנושא אחד מסויים, חלוקת התקציב בין הנושאים נקבעת באופן יחסי למספר האזרחים התומכים בנושא זה.</text:span></text:p>
      <text:p text:style-name="P20"><text:span text:style-name="T134">ה</text:span><text:span text:style-name="T130">אם קיים אלגוריתם הוגן לקבוצות, המקיים גם את כל התכונות של אלגוריתם החציון – אנונימי, יעיל-פארטו ומגלה-אמת? </text:span><text:span text:style-name="T135">כדי לענות לשאלה </text:span><text:span text:style-name="T136">זו</text:span><text:span text:style-name="T135">, אנחנו צריכים </text:span><text:span text:style-name="T137">לחפש אלגוריתמים מגלי-אמת נוספים, ולשם כך נ</text:span><text:span text:style-name="T135">כליל את אלגוריתם החציון.</text:span></text:p>
      <text:p text:style-name="P21"><text:span text:style-name="T254">ההכללה הבאה </text:span><text:span text:style-name="T255">של אלגוריתם החציון </text:span><text:span text:style-name="T254">הוצעה ע"י הרווה מולין (</text:span><text:span text:style-name="T224">Herve Moulin)</text:span><text:span text:style-name="T254">.</text:span><text:span text:style-name="T252"> </text:span><text:span text:style-name="T253">נבחר מראש </text:span><text:span text:style-name="T24">קבוצה כלשהי של מספרים </text:span><text:span text:style-name="T46">f</text:span><text:span text:style-name="T226">1</text:span><text:span text:style-name="T124">,…,</text:span><text:span text:style-name="T46">f</text:span><text:span text:style-name="T226">k</text:span><text:span text:style-name="T243">, </text:span><text:span text:style-name="T245">שייקראו </text:span><text:span text:style-name="T242">ההצבעות הקבועות</text:span><text:span text:style-name="T244">. </text:span><text:span text:style-name="T221">נוסיף את </text:span><text:span text:style-name="T125">קבוצת </text:span><text:span text:style-name="T128">ה</text:span><text:span text:style-name="T126">הצבעות </text:span><text:span text:style-name="T128">הקבועות </text:span><text:span text:style-name="T125">לקבוצת ההצבעות של </text:span><text:span text:style-name="T126">האזרחים</text:span><text:span text:style-name="T221">, כך שיהיו לנו </text:span><text:span text:style-name="T127">בסך-הכל</text:span><text:span text:style-name="T221"> </text:span><text:span text:style-name="T222">n</text:span><text:span text:style-name="T221">+</text:span><text:span text:style-name="T222">k</text:span><text:span text:style-name="T221"> הצבעות. נפעיל את אלגוריתם החציון המקורי על </text:span><text:span text:style-name="T222">n</text:span><text:span text:style-name="T221">+</text:span><text:span text:style-name="T222">k</text:span><text:span text:style-name="T221"> </text:span><text:span text:style-name="T223">ה</text:span><text:span text:style-name="T221">הצבעות האלו. </text:span></text:p>
      <text:p text:style-name="P21"><text:span text:style-name="T121">משפט</text:span><text:span text:style-name="T53">. </text:span><text:span text:style-name="T56">לכל </text:span><text:span text:style-name="T57">קבוצה </text:span><text:span text:style-name="T56">של </text:span><text:span text:style-name="T57">הצבעות </text:span><text:span text:style-name="T75">קבועות</text:span><text:span text:style-name="T56">, </text:span><text:span text:style-name="T53">אלגוריתם החציון </text:span><text:span text:style-name="T113">המוכלל</text:span><text:span text:style-name="T53"> הוא אנונימי </text:span><text:span text:style-name="T58">ומגלה-אמת.</text:span></text:p>
      <text:p text:style-name="P26"><text:span text:style-name="T43">הוכחה</text:span><text:span text:style-name="T53">. אנונימיות </text:span><text:span text:style-name="T78">ברורה </text:span><text:span text:style-name="T58">מתוך ההגדרה. </text:span><text:span text:style-name="T79">ההוכחה של </text:span><text:span text:style-name="T53">גילוי-אמת </text:span><text:span text:style-name="T79">דומה להוכחה עבור אלגוריתם החציון המקורי. </text:span><text:span text:style-name="T81">כדי שלא לחזור על עצמנו, </text:span><text:span text:style-name="T79">נוכיח </text:span><text:span text:style-name="T81">טענה חזקה יותר: נוכיח </text:span><text:span text:style-name="T80">שהאלגוריתם מגלה-אמת לא רק ליחידים אלא גם </text:span><text:span text:style-name="T44">לקבוצות </text:span><text:span text:style-name="T80">(באנגלית group strategyproof). המשמעות היא, שלא קיימת קבוצה של אזרחים, </text:span><text:span text:style-name="T82">ה</text:span><text:span text:style-name="T80">יכולים ביחד לתאם ביניהם הצבעות אחרות, כך שהתוצאה תהיה טובה יותר לכולם.</text:span></text:p>
      <text:p text:style-name="P60"><text:span text:style-name="T80">נ</text:span><text:span text:style-name="T83">ניח שהערך הנבחר </text:span><text:span text:style-name="T84">כאשר כולם דוברי-אמת</text:span><text:span text:style-name="T83">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02">האמיתיות </text:span><text:span text:style-name="T83">של כל חברי הקבוצה גדולות מ-x – ואז הם רוצים להגדיל את x, או שההצבעות </text:span><text:span text:style-name="T102">האמיתיות</text:span><text:span text:style-name="T83"> של כל חברי הקבוצה קטנות מ-x – ואז הם רוצים להקטין את x. </text:span><text:span text:style-name="T100">נתמקד ב</text:span><text:span text:style-name="T83">אפשרות הראשונה </text:span><text:span text:style-name="T100">(ההוכחה דומה עבור האפשרות השניה). כיוון ש-x הוא חציון בקבוצה של n+k הצבעות, יש לפחות <text:line-break/>2/(n+k) הצבעות </text:span><text:span text:style-name="T103">אמיתיות </text:span><text:span text:style-name="T100">שהן קטנות או שוות x. </text:span><text:span text:style-name="T84">ההצבעות הללו </text:span><text:span text:style-name="T47">אינן</text:span><text:span text:style-name="T84"> של האזרחים בקבוצה S (כי </text:span><text:span text:style-name="T103">ההצבעות האמיתיות של האזרחים </text:span><text:span text:style-name="T84">ב-S </text:span><text:span text:style-name="T103">גדולות מ-x). לכן, לא משנה מה יעשו האזרחים ב-S, עדיין יהיו </text:span><text:soft-page-break/><text:span text:style-name="T103">לפחות </text:span><text:span text:style-name="T100">2/(n+k) </text:span><text:span text:style-name="T103">הצבעות </text:span><text:span text:style-name="T104">(של אזרחים אחרים, או הצבעות קבועות) שהן קטנות או שוות x. לכן הערך הנבחר יהיה לכל היותר x, כך שחברי הקבוצה S לא ירויחו. </text:span><text:span text:style-name="T52">***</text:span></text:p>
      <text:p text:style-name="P61"><text:span text:style-name="T118">ד</text:span><text:span text:style-name="T140">וגמאות</text:span><text:span text:style-name="T144">.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45">0%</text:span><text:span text:style-name="T144"> ל-100%, אז החציון יהיה שווה לחציון של האזרחים האמיתיים. ***</text:span></text:p>
      <text:p text:style-name="P22"><text:span text:style-name="T52">א</text:span><text:span text:style-name="T59">לגוריתם החציון המוכלל אינו בהכרח יעיל-פארטו. לדוגמה, אם יש שלושה אזרחים המצביעים 10, 20, 30, וארבע הצבעות </text:span><text:span text:style-name="T109">קבועות</text:span><text:span text:style-name="T59"> 40, 40, 40, 40, אז הבחירה תהיה 40, אבל יש שיפור פארטו, למשל 30.</text:span></text:p>
      <text:p text:style-name="P25"><text:span text:style-name="T121">משפט</text:span><text:span text:style-name="T53">. </text:span><text:span text:style-name="T60">אם מספר </text:span><text:span text:style-name="T76">ה</text:span><text:span text:style-name="T57">הצבעות </text:span><text:span text:style-name="T76">ה</text:span><text:span text:style-name="T75">קבועות</text:span><text:span text:style-name="T60"> הוא לכל היותר n-1 (כאשר n הוא מספר האזרחים), אז אלגוריתם החציון המוכלל הוא יעיל-פארטו.</text:span></text:p>
      <text:p text:style-name="P28"><text:span text:style-name="T45">הוכחה</text:span><text:span text:style-name="T60">. </text:span><text:span text:style-name="T89">כדי לחשב את החציון המוכלל, האלגוריתם מסדר את כל ההצבעות (כולל הקבועות) בסדר עולה, וסופר מההצבעה הנמוכה ביותר כלפי מעלה, עד שמגיע לחציון. </text:span><text:span text:style-name="T90">כש</text:span><text:span text:style-name="T89">מספר ההצבעות הקבועות הוא לכל היותר n-1, </text:span><text:span text:style-name="T105">הספירה בהכרח מגיעה להצבעה כלשהי שאינה קבועה – הצבעה של אזרח אמיתי כלשהו. בפרט, הספירה בהכרח מגיעה להצבעה הנמוכה ביותר </text:span><text:span text:style-name="T106">של אזרח</text:span><text:span text:style-name="T105">, ומכאן: </text:span><text:span text:style-name="T107">x</text:span><text:span text:style-name="T105"> ≥</text:span><text:span text:style-name="T107"> </text:span><text:span text:style-name="T48">p</text:span><text:span text:style-name="T230">1</text:span><text:span text:style-name="T105">. משיקול דומה, כשסופרים מההצבעה </text:span><text:span text:style-name="T106">הגבוהה ביותר כלפי מטה, בהכרח מגיעים להצבעה </text:span><text:span text:style-name="T107">של אזרח אמיתי כלשהו, ומכאן: </text:span><text:span text:style-name="T108">x ≤ </text:span><text:span text:style-name="T48">p</text:span><text:span text:style-name="T231">n</text:span><text:span text:style-name="T107">. לכן, כל </text:span><text:span text:style-name="T108">הגדלה </text:span><text:span text:style-name="T107">של </text:span><text:span text:style-name="T108">x תפגע באזרח שהצביע </text:span><text:span text:style-name="T48">p</text:span><text:span text:style-name="T230">1</text:span><text:span text:style-name="T108"> וכל הקטנה של x תפגע באזרח שהצביע </text:span><text:span text:style-name="T48">p</text:span><text:span text:style-name="T231">n</text:span><text:span text:style-name="T108">. לכן אין שיפור פארטו. *</text:span><text:span text:style-name="T63">**</text:span></text:p>
      <text:p text:style-name="P59"><text:span text:style-name="T63">מ</text:span><text:span text:style-name="T65">ולין </text:span><text:span text:style-name="T64">הוכיח </text:span><text:span text:style-name="T85">גם את הכיוון השני של שני המשפטים האחרונים:</text:span><text:span text:style-name="T64"> </text:span><text:span text:style-name="T42">כל </text:span><text:span text:style-name="T64">אלגוריתם אנונימי ומגלה-אמת הוא אלגוריתם חציון מוכלל עם לכל היותר </text:span><text:span text:style-name="T42">n</text:span><text:span text:style-name="T64">+1 הצבעות </text:span><text:span text:style-name="T77">קבועות</text:span><text:span text:style-name="T64">; ו</text:span><text:span text:style-name="T42">כל </text:span><text:span text:style-name="T64">אלגוריתם אנונימי ומגלה-אמת ויעיל-פארטו הוא אלגוריתם חציון מוכלל עם לכל היותר </text:span><text:span text:style-name="T42">n-</text:span><text:span text:style-name="T64">1 הצבעות </text:span><text:span text:style-name="T77">קבועות</text:span><text:span text:style-name="T64">. </text:span><text:span text:style-name="T86">הוכחות אלו הן </text:span><text:span text:style-name="T66">מעבר להיקפו של הקורס הנוכחי. </text:span><text:span text:style-name="T67">משמעות </text:span><text:span text:style-name="T86">הדבר</text:span><text:span text:style-name="T67"> היא, שכדי למצוא אלגוריתם מגלה-אמת והוגן לקביעת תקציב, אנחנו צריכים אלגוריתם חציון מוכלל כלשהו, שיבטיח את תכונת ההגינות. במילים אחרות: אנחנו צריכים לבחור n-1 הצבעות </text:span><text:span text:style-name="T87">קבועות</text:span><text:span text:style-name="T67">, כך </text:span><text:span text:style-name="T88">ש</text:span><text:span text:style-name="T67">אלגוריתם החציון המוכלל עם הצבעות אלו יבטיח הגינות לקבוצות.</text:span></text:p>
      <text:p text:style-name="P66"><text:span text:style-name="T112">נציג תחילה פתרון עבור שני נושאים. </text:span><text:span text:style-name="T29">נסמן ב-</text:span><text:span text:style-name="T30">C</text:span><text:span text:style-name="T29"> את גודל התקציב </text:span><text:span text:style-name="T31">הכולל</text:span><text:span text:style-name="T29">, ו</text:span><text:span text:style-name="T32">נבחר </text:span><text:span text:style-name="T167">n-1 </text:span><text:span text:style-name="T32">הצבעות קבועות </text:span><text:span text:style-name="T115">המפוזרות</text:span><text:span text:style-name="T32"> באופן אחיד </text:span><text:span text:style-name="T29">בין 0 ל-</text:span><text:span text:style-name="T30">C</text:span><text:span text:style-name="T29">:</text:span></text:p>
      <text:p text:style-name="P67"><text:span text:style-name="T256">f</text:span><text:span text:style-name="T239">i</text:span> = <text:span text:style-name="T261">C*</text:span><text:span text:style-name="T256">i</text:span>/<text:span text:style-name="T256">n</text:span> <text:s/>for i=1,…,n-1</text:p>
      <text:p text:style-name="P65"><text:span text:style-name="T122">משפט</text:span><text:span text:style-name="T114">. </text:span><text:span text:style-name="T116">כשיש שני סעיפים בתקציב, </text:span><text:span text:style-name="T114">אלגוריתם החציון המוכלל עם הצבעות קבועות </text:span><text:span text:style-name="T115">המפוזרות</text:span><text:span text:style-name="T114"> באופן אחיד מוצא תקציב הוגן לקבוצות.</text:span></text:p>
      <text:p text:style-name="P62"><text:span text:style-name="T49">הוכחה</text:span><text:span text:style-name="T110">. </text:span><text:span text:style-name="T111">כדי להוכיח הגינות לקבוצות, צריך לבדוק מה קורה כאשר האזרחים מתחלקים בין הנושאים ביחס כלשהו, למשל, כשיש </text:span><text:span text:style-name="T111">k אזרחים התומכים רק בנושא א, ו n-k אזרחים התומכים רק בנושא ב. אם נשאל אותם </text:span><text:span text:style-name="T147">איזה </text:span><text:span text:style-name="T150">תקציב </text:span><text:span text:style-name="T111">הם רוצים לתת לנושא </text:span><text:span text:style-name="T153">א</text:span><text:span text:style-name="T111">, אז k אזרחים יגידו "</text:span><text:span text:style-name="T153">C</text:span><text:span text:style-name="T111">” ו</text:span><text:span text:style-name="T148">שאר ה-</text:span><text:span text:style-name="T111"> n-k אזרחים יגידו "</text:span><text:span text:style-name="T153">0</text:span><text:span text:style-name="T111">”. </text:span><text:span text:style-name="T149">כיוון שיש בסך-הכל 2n-1 הצבעות, החציון שווה בדיוק להצבעה מספר n מלמטה. נתחיל לספור מ-</text:span><text:span text:style-name="T153">n-k</text:span><text:span text:style-name="T149"> האזרחים שאמרו "0”, ונצרף עוד k הצבעות קבועות </text:span><text:span text:style-name="T153">כדי להגיע ל-n</text:span><text:span text:style-name="T149">. ההצבעה מספר n מלמטה היא:</text:span></text:p>
      <text:p text:style-name="P68"><text:span text:style-name="T50">f</text:span><text:span text:style-name="T232">k</text:span><text:span text:style-name="T50"> = </text:span><text:span text:style-name="T151">C*</text:span><text:span text:style-name="T40">k</text:span><text:span text:style-name="T50">/</text:span><text:span text:style-name="T40">n</text:span><text:span text:style-name="T50">.</text:span></text:p>
      <text:p text:style-name="P72"><text:span text:style-name="T149">ולכן, נושא א יקבל k חלקי n מהתקציב הכולל,</text:span><text:span text:style-name="T154"> ו</text:span><text:span text:style-name="T149">נושא ב יקבל (n-k) חלקי n מהתקציב הכולל – </text:span><text:span text:style-name="T152">ביחס ישר</text:span><text:span text:style-name="T149"> למספר האזרחים התומכים בכל נושא. ***</text:span></text:p>
      <text:p text:style-name="P69"><text:span text:style-name="T50"/></text:p>
      <text:p text:style-name="P30"><text:soft-page-break/>המקרה הכללי – m סעיפים</text:p>
      <text:p text:style-name="P63"><text:span text:style-name="T8">פ</text:span><text:span text:style-name="T6">תרנו את הבעיה לתקציב עם שני סעיפים. המטרה הבאה שלנו היא לפתור את הבעיה הכללית – עבור תקציב עם </text:span><text:span text:style-name="T163">m סעיפים.</text:span></text:p>
      <text:p text:style-name="P64"><text:span text:style-name="T166">אפשרות אחת שאפשר לחשוב עליה היא להריץ את אלגוריתם החציון </text:span><text:span text:style-name="T164">(עם </text:span><text:span text:style-name="T165">או בלי </text:span><text:span text:style-name="T164">הצבעות קבועות) </text:span><text:span text:style-name="T166">על כל סעיף בנפרד. הבעיה היא, שהסכום שיתקבל בכל סעיף בנפרד, לא בהכרח שווה לסכום הכולל. </text:span></text:p>
      <text:p text:style-name="P35"><text:span text:style-name="T177">דוגמה</text:span><text:span text:style-name="T181">: נניח שיש שלושה אזרחים ושלושה נושאים, </text:span><text:span text:style-name="T182">והתקציב הכולל הוא 30</text:span><text:span text:style-name="T181">. <text:line-break/>הצבעות האזרחים הן: </text:span><text:span text:style-name="T183">(0, 15, 15); (10, 20, 0); (27, 0, 3). </text:span></text:p>
      <text:p text:style-name="P35"><text:span text:style-name="T184">אם מריצים את אלגוריתם החציון על כל נושא בנפרד, החציונים הם (</text:span><text:span text:style-name="T185">10, 15, 3) – הסכום יוצא 28 – פחות מהסכום הכולל. </text:span><text:span text:style-name="T186">אם מריצים את אלגוריתם החציון עם הצבעות-קבועות מפולגות אחיד (ב- 10, 20), </text:span><text:span text:style-name="T187">החציונים הם (10, 15, 10), והסכום יוצא 35 – יותר מהסכום הכולל. </text:span></text:p>
      <text:p text:style-name="P70"><text:span text:style-name="T170">אפשר לנרמל את התוצאה כך שהסכום ייצא 30. במקרה זה, התוצאה תהיה (60/7, 90/7, 60/7). </text:span><text:span text:style-name="T168">אבל האלגוריתם </text:span><text:span text:style-name="T172">עם הנירמול </text:span><text:span text:style-name="T168">אינו מגלה-אמת. </text:span><text:span text:style-name="T172">למשל, </text:span><text:span text:style-name="T173">נבדוק את אזרח 2. המרחק בין התוצאה לבין התקציב שהוא רוצה הוא: 10/7 + 50/7 + 60/7 = 120/7. </text:span><text:span text:style-name="T174">אבל אם הוא מתחכם ו</text:span><text:span text:style-name="T172">אומר </text:span><text:span text:style-name="T169">(</text:span><text:span text:style-name="T171">11, 19, 0</text:span><text:span text:style-name="T169">), </text:span><text:span text:style-name="T175">אז</text:span><text:span text:style-name="T169"> </text:span><text:span text:style-name="T186">אלגוריתם החציון עם הצבעות-קבועות </text:span><text:span text:style-name="T188">אחידות נותן </text:span><text:span text:style-name="T187">(</text:span><text:span text:style-name="T189">11</text:span><text:span text:style-name="T187">, </text:span><text:span text:style-name="T189">15</text:span><text:span text:style-name="T187">, 10), </text:span><text:span text:style-name="T190">הסכום המנורמל הוא: </text:span><text:span text:style-name="T191">(55/6, 75/6, 50/6), </text:span><text:span text:style-name="T192">והמרחק בין התוצאה לבין התקציב שהוא רוצה הוא: 5/6 + 45/6 + 50/6 = 100/6, </text:span><text:span text:style-name="T193">וזה קטן יותר מ-120/7. כלומר: שחקן 2 יכול לשנות את ההצבעה שלו ולקרב את התקציב לתקציב שהוא רוצה.</text:span></text:p>
      <text:p text:style-name="P73"><text:span text:style-name="T180">כדי לפתור את הבעיה, צריך לנרמל בצורה אחרת, </text:span><text:span text:style-name="T194">שתשמור על התכונה של גילוי-אמת.</text:span></text:p>
      <text:p text:style-name="P71"><text:span text:style-name="T196">נגדיר n-1 פונקציות: </text:span><text:span text:style-name="T246">(t)</text:span><text:span text:style-name="T196">f</text:span><text:span text:style-name="T233">1</text:span><text:span text:style-name="T246">(t)</text:span><text:span text:style-name="T196">,…,f</text:span><text:span text:style-name="T233">n-1</text:span><text:span text:style-name="T196">. כל פונקציה </text:span><text:span text:style-name="T205">i</text:span><text:span text:style-name="T196"> תהיה פונקציה רציפה, עולה, ומקיימת:<text:line-break/> f</text:span><text:span text:style-name="T235">i</text:span><text:span text:style-name="T196">(0)=0, f</text:span><text:span text:style-name="T235">i</text:span><text:span text:style-name="T196">(1)=C. <text:s text:c="2"/></text:span><text:span text:style-name="T195">לכל t בין 0 ל-1, ניתן להריץ את אלגוריתם </text:span><text:span text:style-name="T197">החציון המוכלל עם הצבעות קבועות </text:span><text:span text:style-name="T196"><text:s/></text:span><text:span text:style-name="T246">(t)</text:span><text:span text:style-name="T196">f</text:span><text:span text:style-name="T233">1</text:span><text:span text:style-name="T246">(t)</text:span><text:span text:style-name="T196">,…,f</text:span><text:span text:style-name="T233">n-1</text:span><text:span text:style-name="T196">. <text:s/></text:span><text:span text:style-name="T198">כיוון שהפונקציות עולות, גם החציון יהיה פונקציה עולה של t:</text:span></text:p>
      <text:list xml:id="list3246542126" text:style-name="L4">
        <text:list-item>
          <text:p text:style-name="P36"><text:span text:style-name="T197">ע</text:span><text:span text:style-name="T198">בור t=0, יהיו לנו n-1 הצבעות קבועות ב-0, ולכן החציון בכל נושא j יהיה הערך </text:span><text:span text:style-name="T157">הנמוך </text:span><text:span text:style-name="T198">ביותר שאזרח כלשהו ציין עבור נושא j. לכן סכום החציונים יהיה לכל היותר C.</text:span></text:p>
        </text:list-item>
        <text:list-item>
          <text:p text:style-name="P37"><text:span text:style-name="T197">ע</text:span><text:span text:style-name="T198">בור t=</text:span><text:span text:style-name="T199">1</text:span><text:span text:style-name="T198">, יהיו לנו n-1 הצבעות קבועות ב-</text:span><text:span text:style-name="T199">C</text:span><text:span text:style-name="T198">, ולכן החציון בכל נושא j יהיה הערך </text:span><text:span text:style-name="T158">הגבוה</text:span><text:span text:style-name="T157"> </text:span><text:span text:style-name="T198">ביותר שאזרח כלשהו ציין עבור נושא j. לכן סכום החציונים יהיה </text:span><text:span text:style-name="T200">לפחות </text:span><text:span text:style-name="T198">C.</text:span></text:p>
        </text:list-item>
        <text:list-item>
          <text:p text:style-name="P38"><text:span text:style-name="T198">ה</text:span><text:span text:style-name="T180">פונקציות רציפות, ולכן לפי משפט ערך הביניים יהיה *</text:span><text:span text:style-name="T201">t</text:span><text:span text:style-name="T180"> כלשהו בין 0 ל-1, שעבורו סכום החציונים יהיה בדיוק C. אנחנו נבחר t* כזה ונקבע את התקציב בעזרת אלגוריתם החציון </text:span><text:span text:style-name="T216">המוכלל </text:span><text:span text:style-name="T217">עם הצבעות קבועות </text:span><text:span text:style-name="T218"><text:s/></text:span><text:span text:style-name="T247">(</text:span><text:span text:style-name="T248">*t</text:span><text:span text:style-name="T247">)</text:span><text:span text:style-name="T218">f</text:span><text:span text:style-name="T237">1</text:span><text:span text:style-name="T247">(</text:span><text:span text:style-name="T248">t*</text:span><text:span text:style-name="T247">)</text:span><text:span text:style-name="T218">,…,f</text:span><text:span text:style-name="T237">n-1</text:span><text:span text:style-name="T218">. </text:span><text:span text:style-name="T216"><text:s/></text:span><text:span text:style-name="T219">ניתן למצוא את *t בעזרת חיפוש בינארי.</text:span></text:p>
        </text:list-item>
      </text:list>
      <text:p text:style-name="P48"><text:span text:style-name="T216"/></text:p>
      <text:p text:style-name="P48"><text:span text:style-name="T216">מה קורה אם יש כמה ערכים שונים של *t, שעבורם הסכום שווה C? - במקרה זה, אפשר לבחור כל אחד מהערכים האלה, והתקציב המתקבל יהיה זהה. </text:span><text:span text:style-name="T220">הסיבה היא, שכאשר מגדילים את t, החציון בכל נושא לא יכול לקטון. לכן, אם הסכום הכולל נשאר C, בהכרח החציון בכל נושא נשאר אותו הדבר.</text:span></text:p>
      <text:p text:style-name="P45"><text:span text:style-name="T180"/></text:p>
      <text:p text:style-name="P39"><text:span text:style-name="T178">משפט</text:span><text:span text:style-name="T202">. </text:span><text:span text:style-name="T203">לכל קבוצה של פונקציות </text:span><text:span text:style-name="T196"><text:s/></text:span><text:span text:style-name="T246">(t)</text:span><text:span text:style-name="T196">f</text:span><text:span text:style-name="T233">1</text:span><text:span text:style-name="T246">(t)</text:span><text:span text:style-name="T196">,…,f</text:span><text:span text:style-name="T233">n-1</text:span><text:span text:style-name="T203">, רציפות ועולות, אלגוריתם </text:span><text:span text:style-name="T204">החציון-המוכלל-</text:span><text:span text:style-name="T209">המנורמל</text:span><text:span text:style-name="T204"> שתואר למעלה מגלה-אמת.</text:span></text:p>
      <text:p text:style-name="P40"><text:span text:style-name="T159"/></text:p>
      <text:p text:style-name="P40"><text:span text:style-name="T159">הוכחה</text:span><text:span text:style-name="T204">. נניח שאזרח מסויים i שוקל לשנות את ההצבעה שלו מ-p</text:span><text:span text:style-name="T234">i</text:span><text:span text:style-name="T204"> להצבעה אחרת כלשהי. השינוי הזה משפיע על התקציב הנבחר בשני שלבים: <text:s/>… [להשלים] ***</text:span></text:p>
      <text:p text:style-name="P47"><text:span text:style-name="T204"/></text:p>
      <text:p text:style-name="P42"><text:span text:style-name="T204">ע</text:span><text:span text:style-name="T210">כשיו צריך לבחור פונקציות כלשהן, כך שהתקציב המתקבל יהיה גם הוגן לקבוצות. </text:span><text:span text:style-name="T205">נשתמש בפונקציות </text:span><text:span text:style-name="T209">ליניאריות</text:span><text:span text:style-name="T205">:</text:span></text:p>
      <text:p text:style-name="P53"><text:span text:style-name="T156">f</text:span><text:span text:style-name="T238">i</text:span><text:span text:style-name="T206">(</text:span><text:span text:style-name="T160">t</text:span><text:span text:style-name="T206">) = C*min(1, i*t)</text:span></text:p>
      <text:p text:style-name="P41"><text:span text:style-name="T207">נוודא שהפונקציות עומדות בתנאים:</text:span></text:p>
      <text:p text:style-name="P54"><text:span text:style-name="T207"/></text:p>
      <text:p text:style-name="P55"><text:span text:style-name="T161">f</text:span><text:span text:style-name="T238">i</text:span><text:span text:style-name="T206">(</text:span><text:span text:style-name="T141">0</text:span><text:span text:style-name="T206">) = C*min(1,</text:span><text:span text:style-name="T207">0</text:span><text:span text:style-name="T206">) </text:span><text:span text:style-name="T207">= 0</text:span></text:p>
      <text:p text:style-name="P55"><text:soft-page-break/><text:span text:style-name="T161">f</text:span><text:span text:style-name="T238">i</text:span><text:span text:style-name="T206">(</text:span><text:span text:style-name="T141">1</text:span><text:span text:style-name="T206">) = C*min(1,</text:span><text:span text:style-name="T207">i</text:span><text:span text:style-name="T206">) </text:span><text:span text:style-name="T207">= C*1 = C</text:span></text:p>
      <text:p text:style-name="P49"><text:span text:style-name="T180">וברור שכל הפונקציות רציפות ועולות (עד שהן מגיעות ל</text:span><text:span text:style-name="T208">מקסימום שהוא C</text:span><text:span text:style-name="T180">).</text:span></text:p>
      <text:p text:style-name="P49"><text:span text:style-name="T180"/></text:p>
      <text:p text:style-name="P43"><text:span text:style-name="T178">משפט</text:span><text:span text:style-name="T202">. </text:span><text:span text:style-name="T203">אלגוריתם </text:span><text:span text:style-name="T204">החציון-המוכלל-</text:span><text:span text:style-name="T209">המנורמל, </text:span><text:span text:style-name="T211">עם פונקציות ליניאריות כנ”ל, הוא הוגן לקבוצות.</text:span></text:p>
      <text:p text:style-name="P43"><text:span text:style-name="T162">הוכחה</text:span><text:span text:style-name="T211">. </text:span><text:span text:style-name="T212">כדי להוכיח הגינות לקבוצות, צריך להתייחס למצב שבו כל אזרח תומך רק בנושא אחד, ונותן 100% מהתקציב לנושא זה ו-0 תקציב לכל שאר הנושאים. </text:span><text:span text:style-name="T213">במצב זה, עבור t=1/n, ההצבעות הקבועות בכל הנושאים יהיו:</text:span></text:p>
      <text:p text:style-name="P56"><text:span text:style-name="T161">f</text:span><text:span text:style-name="T238">i</text:span><text:span text:style-name="T206">(</text:span><text:span text:style-name="T142">1/n</text:span><text:span text:style-name="T206">) </text:span><text:span text:style-name="T213">= C*</text:span><text:span text:style-name="T214">min(1,</text:span><text:span text:style-name="T213">i/n</text:span><text:span text:style-name="T214">) = C*i/n</text:span></text:p>
      <text:p text:style-name="P44"><text:span text:style-name="T215">בכל נושא j, יש מספר מסויים k</text:span><text:span text:style-name="T236">j</text:span><text:span text:style-name="T215"> של אזרחים שתומכים רק בנושא הזה ונותנים לו C, ושאר האזרחים – n-k</text:span><text:span text:style-name="T236">j</text:span><text:span text:style-name="T215"> – נותנים לו 0. כדי לחשב את החציון בנושא j, צריך לספור מלמטה עד שמגיעים ל-n. אחרי שסופרים את n-k</text:span><text:span text:style-name="T236">j <text:s/></text:span><text:span text:style-name="T215">האזרחים שנותנים 0, סופרים עוד k</text:span><text:span text:style-name="T236">j</text:span><text:span text:style-name="T215"> הצבעות קבועות, ומגיעים ל:</text:span></text:p>
      <text:p text:style-name="P57"><text:span text:style-name="T214">C*</text:span><text:span text:style-name="T215">k</text:span><text:span text:style-name="T236">j</text:span><text:span text:style-name="T214">/n.</text:span></text:p>
      <text:p text:style-name="P46">סכום כל החציונים בכל הנושאים הוא:</text:p>
      <text:p text:style-name="P58"><text:s text:c="2"/>Sum[j] <text:span text:style-name="T262">C*</text:span>k<text:span text:style-name="T225">j</text:span><text:span text:style-name="T262">/n</text:span></text:p>
      <text:p text:style-name="P58">= (C/n) * Sum[j] k<text:span text:style-name="T225">j</text:span></text:p>
      <text:p text:style-name="P57"><text:span text:style-name="T215">= (C/n) * n = C</text:span></text:p>
      <text:p text:style-name="P50"><text:span text:style-name="T213">כ</text:span><text:span text:style-name="T180">יוון שסכום החציונים הוא בדיוק C, האלגוריתם יכול לבחור t*=1/n, ואז כל נושא יקבל תקציב ביחס ישר למספר התומכים שלו – בהתאם לדרישה של הגינות לקבוצות (ייתכן שהאלגוריתם יבחר t אחר שעבורו הסכום יוצא בדיוק C, אבל כפי שהסברנו למעלה, עבור כל t כזה, תתקבל אותה חלוקה של התקציב זהה). <text:s text:c="2"/>***</text:span></text:p>
      <text:p text:style-name="P50"><text:span text:style-name="T180"/></text:p>
      <text:p text:style-name="P52"><text:span text:style-name="T179">ל</text:span><text:span text:style-name="T176">סיכום</text:span><text:span text:style-name="T180">: מצאנו אלגוריתם לחלוקת תקציב, המקיים את כל התכונות שרצינו: אנונימי, יעיל פארטו, מגלה אמת, והוגן לקבוצות.</text:span></text:p>
      <text:p text:style-name="P51"><text:span text:style-name="T194"/></text:p>
      <text:p text:style-name="P4">מקורות</text:p>
      <text:list xml:id="list3603726999" text:style-name="L3">
        <text:list-item>
          <text:p text:style-name="P74"><text:bookmark text:name="cite_note-:0-1"/><text:bookmark text:name="CITEREFMoulin1980"/><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74"><text:bookmark text:name="CITEREFFreemanPennockPetersWortman_Vaughan2021"/><text:bookmark text:name="cite_note-2"/><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5"/>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21T18:51:35.414000000</dc:date>
    <meta:editing-duration>P15DT6H9M17S</meta:editing-duration>
    <meta:editing-cycles>1880</meta:editing-cycles>
    <meta:document-statistic meta:table-count="0" meta:image-count="0" meta:object-count="0" meta:page-count="5" meta:paragraph-count="77" meta:word-count="2214" meta:character-count="12501" meta:non-whitespace-character-count="10323"/>
  </office:meta>
</office:document-meta>
</file>